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2.912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4.057cm"/>
    </style:style>
    <style:style style:name="co18" style:family="table-column">
      <style:table-column-properties fo:break-before="auto" style:column-width="3.304cm"/>
    </style:style>
    <style:style style:name="co19" style:family="table-column">
      <style:table-column-properties fo:break-before="auto" style:column-width="3.059cm"/>
    </style:style>
    <style:style style:name="co20" style:family="table-column">
      <style:table-column-properties fo:break-before="auto" style:column-width="2.976cm"/>
    </style:style>
    <style:style style:name="co21" style:family="table-column">
      <style:table-column-properties fo:break-before="auto" style:column-width="2.531cm"/>
    </style:style>
    <style:style style:name="co22" style:family="table-column">
      <style:table-column-properties fo:break-before="auto" style:column-width="3.267cm"/>
    </style:style>
    <style:style style:name="co23" style:family="table-column">
      <style:table-column-properties fo:break-before="auto" style:column-width="2.614cm"/>
    </style:style>
    <style:style style:name="co24" style:family="table-column">
      <style:table-column-properties fo:break-before="auto" style:column-width="3.785cm"/>
    </style:style>
    <style:style style:name="co25" style:family="table-column">
      <style:table-column-properties fo:break-before="auto" style:column-width="1.143cm"/>
    </style:style>
    <style:style style:name="co26" style:family="table-column">
      <style:table-column-properties fo:break-before="auto" style:column-width="1.96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1.859cm"/>
    </style:style>
    <style:style style:name="co29" style:family="table-column">
      <style:table-column-properties fo:break-before="auto" style:column-width="1.942cm"/>
    </style:style>
    <style:style style:name="co30" style:family="table-column">
      <style:table-column-properties fo:break-before="auto" style:column-width="1.478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4" table:default-cell-style-name="ce21"/>
        <table:table-column table:style-name="co13" table:default-cell-style-name="ce21"/>
        <table:table-column table:style-name="co8" table:number-columns-repeated="1002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5"/>
          <table:table-cell table:number-columns-repeated="1007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4];[.D4];[.F4];[.H4];[.J4];[.L4];[.N4];[.P4])/SUM([.C4];[.E4];[.G4];[.I4];[.K4];[.M4];[.O4];[.Q4]))" office:value-type="float" office:value="25.2432432432432" calcext:value-type="float">
            <text:p>25.2432432432432</text:p>
          </table:table-cell>
          <table:table-cell table:formula="of:=((SUM([.B4];[.D4];[.F4];[.H4];[.J4];[.L4];[.N4];[.P4])/[.W4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S4]/[.T4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4];[.O4];[.M4];[.K4];[.I4];[.G4];[.E4];[.C4])" office:value-type="float" office:value="2802" calcext:value-type="float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5];[.D5];[.F5];[.H5];[.J5];[.L5];[.N5];[.P5])/SUM([.C5];[.E5];[.G5];[.I5];[.K5];[.M5];[.O5];[.Q5]))" office:value-type="float" office:value="233.5" calcext:value-type="float">
            <text:p>233.5</text:p>
          </table:table-cell>
          <table:table-cell table:formula="of:=((SUM([.B5];[.D5];[.F5];[.H5];[.J5];[.L5];[.N5];[.P5])/[.W5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S5]/[.T5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5];[.O5];[.M5];[.K5];[.I5];[.G5];[.E5];[.C5])" office:value-type="float" office:value="2802" calcext:value-type="float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6];[.D6];[.F6];[.H6];[.J6];[.L6];[.N6];[.P6])/SUM([.C6];[.E6];[.G6];[.I6];[.K6];[.M6];[.O6];[.Q6]))" office:value-type="float" office:value="128.827586206897" calcext:value-type="float">
            <text:p>128.827586206897</text:p>
          </table:table-cell>
          <table:table-cell table:formula="of:=((SUM([.B6];[.D6];[.F6];[.H6];[.J6];[.L6];[.N6];[.P6])/[.W6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S6]/[.T6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6];[.O6];[.M6];[.K6];[.I6];[.G6];[.E6];[.C6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7];[.D7];[.F7];[.H7];[.J7];[.L7];[.N7];[.P7])/SUM([.C7];[.E7];[.G7];[.I7];[.K7];[.M7];[.O7];[.Q7]))" office:value-type="float" office:value="46.1234567901235" calcext:value-type="float">
            <text:p>46.1234567901235</text:p>
          </table:table-cell>
          <table:table-cell table:formula="of:=((SUM([.B7];[.D7];[.F7];[.H7];[.J7];[.L7];[.N7];[.P7])/[.W7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S7]/[.T7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7];[.O7];[.M7];[.K7];[.I7];[.G7];[.E7];[.C7])" office:value-type="float" office:value="3736" calcext:value-type="float">
            <text:p>3736</text:p>
          </table:table-cell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8];[.D8];[.F8];[.H8];[.J8];[.L8];[.N8];[.P8])/SUM([.C8];[.E8];[.G8];[.I8];[.K8];[.M8];[.O8];[.Q8]))" office:value-type="float" office:value="88.952380952381" calcext:value-type="float">
            <text:p>88.952380952381</text:p>
          </table:table-cell>
          <table:table-cell table:formula="of:=((SUM([.B8];[.D8];[.F8];[.H8];[.J8];[.L8];[.N8];[.P8])/[.W8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S8]/[.T8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8];[.O8];[.M8];[.K8];[.I8];[.G8];[.E8];[.C8])" office:value-type="float" office:value="3736" calcext:value-type="float">
            <text:p>3736</text:p>
          </table:table-cell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9];[.D9];[.F9];[.H9];[.J9];[.L9];[.N9];[.P9])/SUM([.C9];[.E9];[.G9];[.I9];[.K9];[.M9];[.O9];[.Q9]))" office:value-type="float" office:value="6.24053452115813" calcext:value-type="float">
            <text:p>6.24053452115813</text:p>
          </table:table-cell>
          <table:table-cell table:formula="of:=((SUM([.B9];[.D9];[.F9];[.H9];[.J9];[.L9];[.N9];[.P9])/[.W9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S9]/[.T9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9];[.O9];[.M9];[.K9];[.I9];[.G9];[.E9];[.C9])" office:value-type="float" office:value="2802" calcext:value-type="float">
            <text:p>2802</text:p>
          </table:table-cell>
          <table:table-cell table:style-name="Default" table:number-columns-repeated="9"/>
          <table:table-cell table:number-columns-repeated="99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0];[.D10];[.F10];[.H10];[.J10];[.L10];[.N10];[.P10])/SUM([.C10];[.E10];[.G10];[.I10];[.K10];[.M10];[.O10];[.Q10]))" office:value-type="float" office:value="54.9411764705882" calcext:value-type="float">
            <text:p>54.9411764705882</text:p>
          </table:table-cell>
          <table:table-cell table:formula="of:=((SUM([.B10];[.D10];[.F10];[.H10];[.J10];[.L10];[.N10];[.P10])/[.W10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S10]/[.T10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10];[.O10];[.M10];[.K10];[.I10];[.G10];[.E10];[.C10])" office:value-type="float" office:value="2802" calcext:value-type="float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1];[.D11];[.F11];[.H11];[.J11];[.L11];[.N11];[.P11])/SUM([.C11];[.E11];[.G11];[.I11];[.K11];[.M11];[.O11];[.Q11]))" office:value-type="float" office:value="30.7912087912088" calcext:value-type="float">
            <text:p>30.7912087912088</text:p>
          </table:table-cell>
          <table:table-cell table:formula="of:=((SUM([.B11];[.D11];[.F11];[.H11];[.J11];[.L11];[.N11];[.P11])/[.W11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S11]/[.T11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11];[.O11];[.M11];[.K11];[.I11];[.G11];[.E11];[.C11])" office:value-type="float" office:value="2802" calcext:value-type="float">
            <text:p>2802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2];[.D12];[.F12];[.H12];[.J12];[.L12];[.N12];[.P12])/SUM([.C12];[.E12];[.G12];[.I12];[.K12];[.M12];[.O12];[.Q12]))" office:value-type="float" office:value="30.2790697674419" calcext:value-type="float">
            <text:p>30.2790697674419</text:p>
          </table:table-cell>
          <table:table-cell table:formula="of:=((SUM([.B12];[.D12];[.F12];[.H12];[.J12];[.L12];[.N12];[.P12])/[.W12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S12]/[.T12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12];[.O12];[.M12];[.K12];[.I12];[.G12];[.E12];[.C12])" office:value-type="float" office:value="1302" calcext:value-type="float">
            <text:p>13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3];[.D13];[.F13];[.H13];[.J13];[.L13];[.N13];[.P13])/SUM([.C13];[.E13];[.G13];[.I13];[.K13];[.M13];[.O13];[.Q13]))" office:value-type="float" office:value="19.6631578947368" calcext:value-type="float">
            <text:p>19.6631578947368</text:p>
          </table:table-cell>
          <table:table-cell table:formula="of:=((SUM([.B13];[.D13];[.F13];[.H13];[.J13];[.L13];[.N13];[.P13])/[.W13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S13]/[.T13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13];[.O13];[.M13];[.K13];[.I13];[.G13];[.E13];[.C13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4];[.D14];[.F14];[.H14];[.J14];[.L14];[.N14];[.P14])/SUM([.C14];[.E14];[.G14];[.I14];[.K14];[.M14];[.O14];[.Q14]))" office:value-type="float" office:value="49.1578947368421" calcext:value-type="float">
            <text:p>49.1578947368421</text:p>
          </table:table-cell>
          <table:table-cell table:formula="of:=((SUM([.B14];[.D14];[.F14];[.H14];[.J14];[.L14];[.N14];[.P14])/[.W14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S14]/[.T14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14];[.O14];[.M14];[.K14];[.I14];[.G14];[.E14];[.C14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5];[.D15];[.F15];[.H15];[.J15];[.L15];[.N15];[.P15])/SUM([.C15];[.E15];[.G15];[.I15];[.K15];[.M15];[.O15];[.Q15]))" office:value-type="float" office:value="100.972972972973" calcext:value-type="float">
            <text:p>100.972972972973</text:p>
          </table:table-cell>
          <table:table-cell table:formula="of:=((SUM([.B15];[.D15];[.F15];[.H15];[.J15];[.L15];[.N15];[.P15])/[.W15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S15]/[.T15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15];[.O15];[.M15];[.K15];[.I15];[.G15];[.E15];[.C15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6];[.D16];[.F16];[.H16];[.J16];[.L16];[.N16];[.P16])/SUM([.C16];[.E16];[.G16];[.I16];[.K16];[.M16];[.O16];[.Q16]))" office:value-type="float" office:value="48.5194805194805" calcext:value-type="float">
            <text:p>48.5194805194805</text:p>
          </table:table-cell>
          <table:table-cell table:formula="of:=((SUM([.B16];[.D16];[.F16];[.H16];[.J16];[.L16];[.N16];[.P16])/[.W16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S16]/[.T16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16];[.O16];[.M16];[.K16];[.I16];[.G16];[.E16];[.C16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formula="of:=1/(SUM([.B17];[.D17];[.F17];[.H17];[.J17];[.L17];[.N17];[.P17])/SUM([.C17];[.E17];[.G17];[.I17];[.K17];[.M17];[.O17];[.Q17]))" office:value-type="float" office:value="24.4183006535948" calcext:value-type="float">
            <text:p>24.4183006535948</text:p>
          </table:table-cell>
          <table:table-cell table:formula="of:=((SUM([.B17];[.D17];[.F17];[.H17];[.J17];[.L17];[.N17];[.P17])/[.W17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S17]/[.T17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17];[.O17];[.M17];[.K17];[.I17];[.G17];[.E17];[.C17])" office:value-type="float" office:value="3736" calcext:value-type="float">
            <text:p>3736</text:p>
          </table:table-cell>
          <table:table-cell table:number-columns-repeated="1001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/>
          <table:table-cell table:number-columns-repeated="5"/>
          <table:table-cell table:style-name="Default" table:formula="of:=SUM([.Q18];[.O18];[.M18];[.K18];[.I18];[.G18];[.E18];[.C18]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2];[.D22];[.F22];[.H22];[.J22];[.L22];[.N22];[.P22])/SUM([.C22];[.E22];[.G22];[.I22];[.K22];[.M22];[.O22];[.Q22]))" office:value-type="float" office:value="5.94814814814815" calcext:value-type="float">
            <text:p>5.94814814814815</text:p>
          </table:table-cell>
          <table:table-cell table:formula="of:=(SUM([.B22];[.D22];[.F22];[.H22];[.J22];[.L22];[.N22];[.P22])/SUM([.C22];[.E22];[.G22];[.I22];[.K22];[.M22];[.O22];[.Q22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S22]/[.T22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23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2+1+1+1+2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3];[.D23];[.F23];[.H23];[.J23];[.L23];[.N23];[.P23])/SUM([.C23];[.E23];[.G23];[.I23];[.K23];[.M23];[.O23];[.Q23]))" office:value-type="float" office:value="51.1014260195231" calcext:value-type="float">
            <text:p>51.1014260195231</text:p>
          </table:table-cell>
          <table:table-cell table:formula="of:=(SUM([.B23];[.D23];[.F23];[.H23];[.J23];[.L23];[.N23];[.P23])/SUM([.C23];[.E23];[.G23];[.I23];[.K23];[.M23];[.O23];[.Q23]))*100" office:value-type="float" office:value="1.9568925525052" calcext:value-type="float">
            <text:p>1.9568925525052</text:p>
          </table:table-cell>
          <table:table-cell office:value-type="float" office:value="15" calcext:value-type="float">
            <text:p>15</text:p>
          </table:table-cell>
          <table:table-cell table:formula="of:=[.S23]/[.T23]" office:value-type="float" office:value="0.130459503500346" calcext:value-type="float">
            <text:p>0.130459503500346</text:p>
          </table:table-cell>
          <table:table-cell office:value-type="string" calcext:value-type="string">
            <text:p>FA mon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24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1+2+2+2+1+2+2+2" office:value-type="float" office:value="17" calcext:value-type="float">
            <text:p>1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4];[.D24];[.F24];[.H24];[.J24];[.L24];[.N24];[.P24])/SUM([.C24];[.E24];[.G24];[.I24];[.K24];[.M24];[.O24];[.Q24]))" office:value-type="float" office:value="73.0382137861134" calcext:value-type="float">
            <text:p>73.0382137861134</text:p>
          </table:table-cell>
          <table:table-cell table:formula="of:=(SUM([.B24];[.D24];[.F24];[.H24];[.J24];[.L24];[.N24];[.P24])/SUM([.C24];[.E24];[.G24];[.I24];[.K24];[.M24];[.O24];[.Q24]))*100" office:value-type="float" office:value="1.36914629775643" calcext:value-type="float">
            <text:p>1.36914629775643</text:p>
          </table:table-cell>
          <table:table-cell office:value-type="float" office:value="9" calcext:value-type="float">
            <text:p>9</text:p>
          </table:table-cell>
          <table:table-cell table:formula="of:=[.S24]/[.T24]" office:value-type="float" office:value="0.152127366417381" calcext:value-type="float">
            <text:p>0.152127366417381</text:p>
          </table:table-cell>
          <table:table-cell office:value-type="string" calcext:value-type="string">
            <text:p>FA Train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25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3+1+1" office:value-type="float" office:value="6" calcext:value-type="float">
            <text:p>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5];[.D25];[.F25];[.H25];[.J25];[.L25];[.N25];[.P25])/SUM([.C25];[.E25];[.G25];[.I25];[.K25];[.M25];[.O25];[.Q25]))" office:value-type="float" office:value="146.851394935622" calcext:value-type="float">
            <text:p>146.851394935622</text:p>
          </table:table-cell>
          <table:table-cell table:formula="of:=(SUM([.B25];[.D25];[.F25];[.H25];[.J25];[.L25];[.N25];[.P25])/SUM([.C25];[.E25];[.G25];[.I25];[.K25];[.M25];[.O25];[.Q25]))*100" office:value-type="float" office:value="0.680960504623324" calcext:value-type="float">
            <text:p>0.680960504623324</text:p>
          </table:table-cell>
          <table:table-cell office:value-type="float" office:value="6" calcext:value-type="float">
            <text:p>6</text:p>
          </table:table-cell>
          <table:table-cell table:formula="of:=[.S25]/[.T25]" office:value-type="float" office:value="0.113493417437221" calcext:value-type="float">
            <text:p>0.113493417437221</text:p>
          </table:table-cell>
          <table:table-cell office:value-type="string" calcext:value-type="string">
            <text:p>Alt art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26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2+3+1+1+2+1+1+1+1+2" office:value-type="float" office:value="15" calcext:value-type="float">
            <text:p>1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6];[.D26];[.F26];[.H26];[.J26];[.L26];[.N26];[.P26])/SUM([.C26];[.E26];[.G26];[.I26];[.K26];[.M26];[.O26];[.Q26]))" office:value-type="float" office:value="80.177055029126" calcext:value-type="float">
            <text:p>80.177055029126</text:p>
          </table:table-cell>
          <table:table-cell table:formula="of:=(SUM([.B26];[.D26];[.F26];[.H26];[.J26];[.L26];[.N26];[.P26])/SUM([.C26];[.E26];[.G26];[.I26];[.K26];[.M26];[.O26];[.Q26]))*100" office:value-type="float" office:value="1.24723962439968" calcext:value-type="float">
            <text:p>1.24723962439968</text:p>
          </table:table-cell>
          <table:table-cell office:value-type="float" office:value="18" calcext:value-type="float">
            <text:p>18</text:p>
          </table:table-cell>
          <table:table-cell table:formula="of:=[.S26]/[.T26]" office:value-type="float" office:value="0.0692910902444269" calcext:value-type="float">
            <text:p>0.0692910902444269</text:p>
          </table:table-cell>
          <table:table-cell office:value-type="string" calcext:value-type="string">
            <text:p>rainbow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27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1+2+2+1+1+1+1+2" office:value-type="float" office:value="11" calcext:value-type="float">
            <text:p>11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7];[.D27];[.F27];[.H27];[.J27];[.L27];[.N27];[.P27])/SUM([.C27];[.E27];[.G27];[.I27];[.K27];[.M27];[.O27];[.Q27]))" office:value-type="float" office:value="118.219195726449" calcext:value-type="float">
            <text:p>118.219195726449</text:p>
          </table:table-cell>
          <table:table-cell table:formula="of:=(SUM([.B27];[.D27];[.F27];[.H27];[.J27];[.L27];[.N27];[.P27])/SUM([.C27];[.E27];[.G27];[.I27];[.K27];[.M27];[.O27];[.Q27]))*100" office:value-type="float" office:value="0.84588631639309" calcext:value-type="float">
            <text:p>0.84588631639309</text:p>
          </table:table-cell>
          <table:table-cell office:value-type="float" office:value="9" calcext:value-type="float">
            <text:p>9</text:p>
          </table:table-cell>
          <table:table-cell table:formula="of:=[.S27]/[.T27]" office:value-type="float" office:value="0.0939873684881211" calcext:value-type="float">
            <text:p>0.0939873684881211</text:p>
          </table:table-cell>
          <table:table-cell office:value-type="string" calcext:value-type="string">
            <text:p>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28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5+8+7+5+7+3+4+6+8+5+10+5+7+6+7+8+9+3+13" office:value-type="float" office:value="126" calcext:value-type="float">
            <text:p>126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8];[.D28];[.F28];[.H28];[.J28];[.L28];[.N28];[.P28])/SUM([.C28];[.E28];[.G28];[.I28];[.K28];[.M28];[.O28];[.Q28]))" office:value-type="float" office:value="7.91317876480583" calcext:value-type="float">
            <text:p>7.91317876480583</text:p>
          </table:table-cell>
          <table:table-cell table:formula="of:=(SUM([.B28];[.D28];[.F28];[.H28];[.J28];[.L28];[.N28];[.P28])/SUM([.C28];[.E28];[.G28];[.I28];[.K28];[.M28];[.O28];[.Q28]))*100" office:value-type="float" office:value="12.6371465844742" calcext:value-type="float">
            <text:p>12.6371465844742</text:p>
          </table:table-cell>
          <table:table-cell office:value-type="float" office:value="19" calcext:value-type="float">
            <text:p>19</text:p>
          </table:table-cell>
          <table:table-cell table:formula="of:=[.S28]/[.T28]" office:value-type="float" office:value="0.665112978130223" calcext:value-type="float">
            <text:p>0.665112978130223</text:p>
          </table:table-cell>
          <table:table-cell office:value-type="string" calcext:value-type="string">
            <text:p>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29];[.D29];[.F29];[.H29];[.J29];[.L29];[.N29];[.P29])/SUM([.C29];[.E29];[.G29];[.I29];[.K29];[.M29];[.O29];[.Q29]))" office:value-type="float" office:value="160.939393939394" calcext:value-type="float">
            <text:p>160.939393939394</text:p>
          </table:table-cell>
          <table:table-cell table:formula="of:=(SUM([.B29];[.D29];[.F29];[.H29];[.J29];[.L29];[.N29];[.P29])/SUM([.C29];[.E29];[.G29];[.I29];[.K29];[.M29];[.O29];[.Q29]))*100" office:value-type="float" office:value="0.621351911127848" calcext:value-type="float">
            <text:p>0.621351911127848</text:p>
          </table:table-cell>
          <table:table-cell office:value-type="float" office:value="2" calcext:value-type="float">
            <text:p>2</text:p>
          </table:table-cell>
          <table:table-cell table:formula="of:=[.S29]/[.T29]" office:value-type="float" office:value="0.310675955563924" calcext:value-type="float">
            <text:p>0.310675955563924</text:p>
          </table:table-cell>
          <table:table-cell office:value-type="string" calcext:value-type="string">
            <text:p>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4+3+1+1+7+4+5" office:value-type="float" office:value="25" calcext:value-type="float">
            <text:p>2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0];[.D30];[.F30];[.H30];[.J30];[.L30];[.N30];[.P30])/SUM([.C30];[.E30];[.G30];[.I30];[.K30];[.M30];[.O30];[.Q30]))" office:value-type="float" office:value="38.2086330935252" calcext:value-type="float">
            <text:p>38.2086330935252</text:p>
          </table:table-cell>
          <table:table-cell table:formula="of:=(SUM([.B30];[.D30];[.F30];[.H30];[.J30];[.L30];[.N30];[.P30])/SUM([.C30];[.E30];[.G30];[.I30];[.K30];[.M30];[.O30];[.Q30]))*100" office:value-type="float" office:value="2.61720956505366" calcext:value-type="float">
            <text:p>2.61720956505366</text:p>
          </table:table-cell>
          <table:table-cell office:value-type="float" office:value="7" calcext:value-type="float">
            <text:p>7</text:p>
          </table:table-cell>
          <table:table-cell table:formula="of:=[.S30]/[.T30]" office:value-type="float" office:value="0.373887080721952" calcext:value-type="float">
            <text:p>0.373887080721952</text:p>
          </table:table-cell>
          <table:table-cell office:value-type="string" calcext:value-type="string">
            <text:p>Vstar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31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6+4+8+6+6+9+5+9+5+10+9+8" office:value-type="float" office:value="85" calcext:value-type="float">
            <text:p>8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1];[.D31];[.F31];[.H31];[.J31];[.L31];[.N31];[.P31])/SUM([.C31];[.E31];[.G31];[.I31];[.K31];[.M31];[.O31];[.Q31]))" office:value-type="float" office:value="11.7928962183205" calcext:value-type="float">
            <text:p>11.7928962183205</text:p>
          </table:table-cell>
          <table:table-cell table:formula="of:=(SUM([.B31];[.D31];[.F31];[.H31];[.J31];[.L31];[.N31];[.P31])/SUM([.C31];[.E31];[.G31];[.I31];[.K31];[.M31];[.O31];[.Q31]))*100" office:value-type="float" office:value="8.47968116980862" calcext:value-type="float">
            <text:p>8.47968116980862</text:p>
          </table:table-cell>
          <table:table-cell office:value-type="float" office:value="12" calcext:value-type="float">
            <text:p>12</text:p>
          </table:table-cell>
          <table:table-cell table:formula="of:=[.S31]/[.T31]" office:value-type="float" office:value="0.706640097484052" calcext:value-type="float">
            <text:p>0.706640097484052</text:p>
          </table:table-cell>
          <table:table-cell table:style-name="ce1" office:value-type="string" calcext:value-type="string">
            <text:p>TG holo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+3+4+2+5+1" office:value-type="float" office:value="19" calcext:value-type="float">
            <text:p>1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2];[.D32];[.F32];[.H32];[.J32];[.L32];[.N32];[.P32])/SUM([.C32];[.E32];[.G32];[.I32];[.K32];[.M32];[.O32];[.Q32]))" office:value-type="float" office:value="52.5166666666667" calcext:value-type="float">
            <text:p>52.5166666666667</text:p>
          </table:table-cell>
          <table:table-cell table:formula="of:=(SUM([.B32];[.D32];[.F32];[.H32];[.J32];[.L32];[.N32];[.P32])/SUM([.C32];[.E32];[.G32];[.I32];[.K32];[.M32];[.O32];[.Q32]))*100" office:value-type="float" office:value="1.90415741034592" calcext:value-type="float">
            <text:p>1.90415741034592</text:p>
          </table:table-cell>
          <table:table-cell office:value-type="float" office:value="9" calcext:value-type="float">
            <text:p>9</text:p>
          </table:table-cell>
          <table:table-cell table:formula="of:=[.S32]/[.T32]" office:value-type="float" office:value="0.211573045593991" calcext:value-type="float">
            <text:p>0.211573045593991</text:p>
          </table:table-cell>
          <table:table-cell office:value-type="string" calcext:value-type="string">
            <text:p>TG V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1" office:value-type="float" office:value="4" calcext:value-type="float">
            <text:p>4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3];[.D33];[.F33];[.H33];[.J33];[.L33];[.N33];[.P33])/SUM([.C33];[.E33];[.G33];[.I33];[.K33];[.M33];[.O33];[.Q33]))" office:value-type="float" office:value="315.1" calcext:value-type="float">
            <text:p>315.1</text:p>
          </table:table-cell>
          <table:table-cell table:formula="of:=(SUM([.B33];[.D33];[.F33];[.H33];[.J33];[.L33];[.N33];[.P33])/SUM([.C33];[.E33];[.G33];[.I33];[.K33];[.M33];[.O33];[.Q33]))*100" office:value-type="float" office:value="0.317359568390987" calcext:value-type="float">
            <text:p>0.317359568390987</text:p>
          </table:table-cell>
          <table:table-cell office:value-type="float" office:value="2" calcext:value-type="float">
            <text:p>2</text:p>
          </table:table-cell>
          <table:table-cell table:formula="of:=[.S33]/[.T33]" office:value-type="float" office:value="0.158679784195493" calcext:value-type="float">
            <text:p>0.158679784195493</text:p>
          </table:table-cell>
          <table:table-cell office:value-type="string" calcext:value-type="string">
            <text:p>TG V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+1+3+2" office:value-type="float" office:value="7" calcext:value-type="float">
            <text:p>7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4];[.D34];[.F34];[.H34];[.J34];[.L34];[.N34];[.P34])/SUM([.C34];[.E34];[.G34];[.I34];[.K34];[.M34];[.O34];[.Q34]))" office:value-type="float" office:value="108.387755102041" calcext:value-type="float">
            <text:p>108.387755102041</text:p>
          </table:table-cell>
          <table:table-cell table:formula="of:=(SUM([.B34];[.D34];[.F34];[.H34];[.J34];[.L34];[.N34];[.P34])/SUM([.C34];[.E34];[.G34];[.I34];[.K34];[.M34];[.O34];[.Q34]))*100" office:value-type="float" office:value="0.922613443795895" calcext:value-type="float">
            <text:p>0.922613443795895</text:p>
          </table:table-cell>
          <table:table-cell office:value-type="float" office:value="5" calcext:value-type="float">
            <text:p>5</text:p>
          </table:table-cell>
          <table:table-cell table:formula="of:=[.S34]/[.T34]" office:value-type="float" office:value="0.184522688759179" calcext:value-type="float">
            <text:p>0.184522688759179</text:p>
          </table:table-cell>
          <table:table-cell office:value-type="string" calcext:value-type="string">
            <text:p>TG supporter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4" office:value-type="float" office:value="9" calcext:value-type="float">
            <text:p>9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5];[.D35];[.F35];[.H35];[.J35];[.L35];[.N35];[.P35])/SUM([.C35];[.E35];[.G35];[.I35];[.K35];[.M35];[.O35];[.Q35]))" office:value-type="float" office:value="132.775" calcext:value-type="float">
            <text:p>132.775</text:p>
          </table:table-cell>
          <table:table-cell table:formula="of:=(SUM([.B35];[.D35];[.F35];[.H35];[.J35];[.L35];[.N35];[.P35])/SUM([.C35];[.E35];[.G35];[.I35];[.K35];[.M35];[.O35];[.Q35]))*100" office:value-type="float" office:value="0.753153831670119" calcext:value-type="float">
            <text:p>0.753153831670119</text:p>
          </table:table-cell>
          <table:table-cell office:value-type="float" office:value="2" calcext:value-type="float">
            <text:p>2</text:p>
          </table:table-cell>
          <table:table-cell table:formula="of:=[.S35]/[.T35]" office:value-type="float" office:value="0.376576915835059" calcext:value-type="float">
            <text:p>0.376576915835059</text:p>
          </table:table-cell>
          <table:table-cell office:value-type="string" calcext:value-type="string">
            <text:p>TG gold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14+22+19" office:value-type="float" office:value="55" calcext:value-type="float">
            <text:p>55</text:p>
          </table:table-cell>
          <table:table-cell table:style-name="ce1" office:value-type="float" office:value="1052" calcext:value-type="float">
            <text:p>105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2"/>
          <table:table-cell table:formula="of:=1/(SUM([.B36];[.D36];[.F36];[.H36];[.J36];[.L36];[.N36];[.P36])/SUM([.C36];[.E36];[.G36];[.I36];[.K36];[.M36];[.O36];[.Q36]))" office:value-type="float" office:value="20.0700636942675" calcext:value-type="float">
            <text:p>20.0700636942675</text:p>
          </table:table-cell>
          <table:table-cell table:formula="of:=(SUM([.B36];[.D36];[.F36];[.H36];[.J36];[.L36];[.N36];[.P36])/SUM([.C36];[.E36];[.G36];[.I36];[.K36];[.M36];[.O36];[.Q36]))*100" office:value-type="float" office:value="4.9825452237385" calcext:value-type="float">
            <text:p>4.9825452237385</text:p>
          </table:table-cell>
          <table:table-cell office:value-type="float" office:value="3" calcext:value-type="float">
            <text:p>3</text:p>
          </table:table-cell>
          <table:table-cell table:formula="of:=[.S36]/[.T36]" office:value-type="float" office:value="1.66084840791283" calcext:value-type="float">
            <text:p>1.66084840791283</text:p>
          </table:table-cell>
          <table:table-cell office:value-type="string" calcext:value-type="string">
            <text:p>Radiant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 table:number-columns-repeated="3"/>
          <table:table-cell/>
          <table:table-cell table:formula="of:=SUM([.S22:.S30])" office:value-type="float" office:value="38.787788524453" calcext:value-type="float">
            <text:p>38.787788524453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41];[.D41];[.F41];[.H41];[.J41];[.L41])/SUM([.C41];[.E41];[.G41];[.I41];[.K41];[.M41]))" office:value-type="float" office:value="5.64878048780488" calcext:value-type="float">
            <text:p>5.64878048780488</text:p>
          </table:table-cell>
          <table:table-cell table:formula="of:=(SUM([.B41];[.D41];[.F41];[.H41];[.J41];[.L41])/SUM([.C41];[.E41];[.G41];[.I41];[.K41];[.M41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O41]/[.P41]" office:value-type="float" office:value="1.77029360967185" calcext:value-type="float">
            <text:p>1.770293609671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2];[.D42];[.F42];[.H42];[.J42];[.L42])/SUM([.C42];[.E42];[.G42];[.I42];[.K42];[.M42]))" office:value-type="float" office:value="43.4230769230769" calcext:value-type="float">
            <text:p>43.4230769230769</text:p>
          </table:table-cell>
          <table:table-cell table:formula="of:=(SUM([.B42];[.D42];[.F42];[.H42];[.J42];[.L42])/SUM([.C42];[.E42];[.G42];[.I42];[.K42];[.M42]))*100" office:value-type="float" office:value="2.30292294065545" calcext:value-type="float">
            <text:p>2.30292294065545</text:p>
          </table:table-cell>
          <table:table-cell office:value-type="float" office:value="11" calcext:value-type="float">
            <text:p>11</text:p>
          </table:table-cell>
          <table:table-cell table:formula="of:=[.O42]/[.P42]" office:value-type="float" office:value="0.209356630968677" calcext:value-type="float">
            <text:p>0.209356630968677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3];[.D43];[.F43];[.H43];[.J43];[.L43])/SUM([.C43];[.E43];[.G43];[.I43];[.K43];[.M43]))" office:value-type="float" office:value="82.609756097561" calcext:value-type="float">
            <text:p>82.609756097561</text:p>
          </table:table-cell>
          <table:table-cell table:formula="of:=(SUM([.B43];[.D43];[.F43];[.H43];[.J43];[.L43])/SUM([.C43];[.E43];[.G43];[.I43];[.K43];[.M43]))*100" office:value-type="float" office:value="1.21051077649838" calcext:value-type="float">
            <text:p>1.21051077649838</text:p>
          </table:table-cell>
          <table:table-cell office:value-type="float" office:value="6" calcext:value-type="float">
            <text:p>6</text:p>
          </table:table-cell>
          <table:table-cell table:formula="of:=[.O43]/[.P43]" office:value-type="float" office:value="0.201751796083063" calcext:value-type="float">
            <text:p>0.20175179608306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4];[.D44];[.F44];[.H44];[.J44];[.L44])/SUM([.C44];[.E44];[.G44];[.I44];[.K44];[.M44]))" office:value-type="float" office:value="153.954545454545" calcext:value-type="float">
            <text:p>153.954545454545</text:p>
          </table:table-cell>
          <table:table-cell table:formula="of:=(SUM([.B44];[.D44];[.F44];[.H44];[.J44];[.L44])/SUM([.C44];[.E44];[.G44];[.I44];[.K44];[.M44]))*100" office:value-type="float" office:value="0.649542367877177" calcext:value-type="float">
            <text:p>0.649542367877177</text:p>
          </table:table-cell>
          <table:table-cell office:value-type="float" office:value="4" calcext:value-type="float">
            <text:p>4</text:p>
          </table:table-cell>
          <table:table-cell table:formula="of:=[.O44]/[.P44]" office:value-type="float" office:value="0.162385591969294" calcext:value-type="float">
            <text:p>0.162385591969294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5];[.D45];[.F45];[.H45];[.J45];[.L45])/SUM([.C45];[.E45];[.G45];[.I45];[.K45];[.M45]))" office:value-type="float" office:value="69.1224489795918" calcext:value-type="float">
            <text:p>69.1224489795918</text:p>
          </table:table-cell>
          <table:table-cell table:formula="of:=(SUM([.B45];[.D45];[.F45];[.H45];[.J45];[.L45])/SUM([.C45];[.E45];[.G45];[.I45];[.K45];[.M45]))*100" office:value-type="float" office:value="1.44670800118099" calcext:value-type="float">
            <text:p>1.44670800118099</text:p>
          </table:table-cell>
          <table:table-cell office:value-type="float" office:value="8" calcext:value-type="float">
            <text:p>8</text:p>
          </table:table-cell>
          <table:table-cell table:formula="of:=[.O45]/[.P45]" office:value-type="float" office:value="0.180838500147623" calcext:value-type="float">
            <text:p>0.180838500147623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6];[.D46];[.F46];[.H46];[.J46];[.L46])/SUM([.C46];[.E46];[.G46];[.I46];[.K46];[.M46]))" office:value-type="float" office:value="141.125" calcext:value-type="float">
            <text:p>141.125</text:p>
          </table:table-cell>
          <table:table-cell table:formula="of:=(SUM([.B46];[.D46];[.F46];[.H46];[.J46];[.L46])/SUM([.C46];[.E46];[.G46];[.I46];[.K46];[.M46]))*100" office:value-type="float" office:value="0.70859167404783" calcext:value-type="float">
            <text:p>0.70859167404783</text:p>
          </table:table-cell>
          <table:table-cell office:value-type="float" office:value="6" calcext:value-type="float">
            <text:p>6</text:p>
          </table:table-cell>
          <table:table-cell table:formula="of:=[.O46]/[.P46]" office:value-type="float" office:value="0.118098612341305" calcext:value-type="float">
            <text:p>0.118098612341305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7];[.D47];[.F47];[.H47];[.J47];[.L47])/SUM([.C47];[.E47];[.G47];[.I47];[.K47];[.M47]))" office:value-type="float" office:value="7.40327868852459" calcext:value-type="float">
            <text:p>7.40327868852459</text:p>
          </table:table-cell>
          <table:table-cell table:formula="of:=(SUM([.B47];[.D47];[.F47];[.H47];[.J47];[.L47])/SUM([.C47];[.E47];[.G47];[.I47];[.K47];[.M47]))*100" office:value-type="float" office:value="13.5075287865368" calcext:value-type="float">
            <text:p>13.5075287865368</text:p>
          </table:table-cell>
          <table:table-cell office:value-type="float" office:value="20" calcext:value-type="float">
            <text:p>20</text:p>
          </table:table-cell>
          <table:table-cell table:formula="of:=[.O47]/[.P47]" office:value-type="float" office:value="0.675376439326838" calcext:value-type="float">
            <text:p>0.675376439326838</text:p>
          </table:table-cell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8];[.D48];[.F48];[.H48];[.J48];[.L48])/SUM([.C48];[.E48];[.G48];[.I48];[.K48];[.M48]))" office:value-type="float" office:value="78.7674418604651" calcext:value-type="float">
            <text:p>78.7674418604651</text:p>
          </table:table-cell>
          <table:table-cell table:formula="of:=(SUM([.B48];[.D48];[.F48];[.H48];[.J48];[.L48])/SUM([.C48];[.E48];[.G48];[.I48];[.K48];[.M48]))*100" office:value-type="float" office:value="1.26956008266903" calcext:value-type="float">
            <text:p>1.26956008266903</text:p>
          </table:table-cell>
          <table:table-cell office:value-type="float" office:value="3" calcext:value-type="float">
            <text:p>3</text:p>
          </table:table-cell>
          <table:table-cell table:formula="of:=[.O48]/[.P48]" office:value-type="float" office:value="0.42318669422301" calcext:value-type="float">
            <text:p>0.4231866942230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49];[.D49];[.F49];[.H49];[.J49];[.L49])/SUM([.C49];[.E49];[.G49];[.I49];[.K49];[.M49]))" office:value-type="float" office:value="67.0693069306931" calcext:value-type="float">
            <text:p>67.0693069306931</text:p>
          </table:table-cell>
          <table:table-cell table:formula="of:=(SUM([.B49];[.D49];[.F49];[.H49];[.J49];[.L49])/SUM([.C49];[.E49];[.G49];[.I49];[.K49];[.M49]))*100" office:value-type="float" office:value="1.49099498080898" calcext:value-type="float">
            <text:p>1.49099498080898</text:p>
          </table:table-cell>
          <table:table-cell office:value-type="float" office:value="4" calcext:value-type="float">
            <text:p>4</text:p>
          </table:table-cell>
          <table:table-cell table:formula="of:=[.O49]/[.P49]" office:value-type="float" office:value="0.372748745202244" calcext:value-type="float">
            <text:p>0.372748745202244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2"/>
          <table:table-cell table:formula="of:=1/(SUM([.B50];[.D50];[.F50];[.H50];[.J50];[.L50])/SUM([.C50];[.E50];[.G50];[.I50];[.K50];[.M50]))" office:value-type="float" office:value="17.5038759689922" calcext:value-type="float">
            <text:p>17.5038759689922</text:p>
          </table:table-cell>
          <table:table-cell table:formula="of:=(SUM([.B50];[.D50];[.F50];[.H50];[.J50];[.L50])/SUM([.C50];[.E50];[.G50];[.I50];[.K50];[.M50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O50]/[.P50]" office:value-type="float" office:value="0.476085031000886" calcext:value-type="float">
            <text:p>0.47608503100088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1];[.D51];[.F51];[.H51];[.J51];[.L51])/SUM([.C51];[.E51];[.G51];[.I51];[.K51];[.M51]))" office:value-type="float" office:value="112.867924528302" calcext:value-type="float">
            <text:p>112.867924528302</text:p>
          </table:table-cell>
          <table:table-cell table:formula="of:=(SUM([.B51];[.D51];[.F51];[.H51];[.J51];[.L51])/SUM([.C51];[.E51];[.G51];[.I51];[.K51];[.M51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O51]/[.P51]" office:value-type="float" office:value="0.14766521787585" calcext:value-type="float">
            <text:p>0.147665217875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2];[.D52];[.F52];[.H52];[.J52];[.L52])/SUM([.C52];[.E52];[.G52];[.I52];[.K52];[.M52]))" office:value-type="float" office:value="186.9375" calcext:value-type="float">
            <text:p>186.9375</text:p>
          </table:table-cell>
          <table:table-cell table:formula="of:=(SUM([.B52];[.D52];[.F52];[.H52];[.J52];[.L52])/SUM([.C52];[.E52];[.G52];[.I52];[.K52];[.M52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O52]/[.P52]" office:value-type="float" office:value="0.106987629555333" calcext:value-type="float">
            <text:p>0.10698762955533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3];[.D53];[.F53];[.H53];[.J53];[.L53])/SUM([.C53];[.E53];[.G53];[.I53];[.K53];[.M53]))" office:value-type="float" office:value="181.272727272727" calcext:value-type="float">
            <text:p>181.272727272727</text:p>
          </table:table-cell>
          <table:table-cell table:formula="of:=(SUM([.B53];[.D53];[.F53];[.H53];[.J53];[.L53])/SUM([.C53];[.E53];[.G53];[.I53];[.K53];[.M53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O53]/[.P53]" office:value-type="float" office:value="0.110330992978937" calcext:value-type="float">
            <text:p>0.11033099297893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2"/>
          <table:table-cell table:formula="of:=1/(SUM([.B54];[.D54];[.F54];[.H54];[.J54];[.L54])/SUM([.C54];[.E54];[.G54];[.I54];[.K54];[.M54]))" office:value-type="float" office:value="221.555555555556" calcext:value-type="float">
            <text:p>221.555555555556</text:p>
          </table:table-cell>
          <table:table-cell table:formula="of:=(SUM([.B54];[.D54];[.F54];[.H54];[.J54];[.L54])/SUM([.C54];[.E54];[.G54];[.I54];[.K54];[.M54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O54]/[.P54]" office:value-type="float" office:value="0.22567703109328" calcext:value-type="float">
            <text:p>0.22567703109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table:number-columns-repeated="2"/>
          <table:table-cell/>
          <table:table-cell table:formula="of:=SUM([.O41:.O49])" office:value-type="float" office:value="40.2892957069931" calcext:value-type="float">
            <text:p>40.2892957069931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3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59];[.D59];[.F59];[.H59])/SUM([.C59];[.E59];[.G59];[.I59]))" office:value-type="string" office:string-value="" calcext:value-type="error">
            <text:p>#DIV/0!</text:p>
          </table:table-cell>
          <table:table-cell table:formula="of:=(SUM([.B59];[.D59];[.F59];[.H59])/SUM([.C59];[.E59];[.G59];[.I59]))" office:value-type="string" office:string-value="" calcext:value-type="error">
            <text:p>#DIV/0!</text:p>
          </table:table-cell>
          <table:table-cell/>
          <table:table-cell table:formula="of:=[.K59]/[.L59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0];[.D60];[.F60];[.H60])/SUM([.C60];[.E60];[.G60];[.I60]))" office:value-type="float" office:value="44.4" calcext:value-type="float">
            <text:p>44.4</text:p>
          </table:table-cell>
          <table:table-cell table:formula="of:=(SUM([.B60];[.D60];[.F60];[.H60])/SUM([.C60];[.E60];[.G60];[.I60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60]/[.L60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1];[.D61];[.F61];[.H61])/SUM([.C61];[.E61];[.G61];[.I61]))" office:value-type="float" office:value="63.4285714285714" calcext:value-type="float">
            <text:p>63.4285714285714</text:p>
          </table:table-cell>
          <table:table-cell table:formula="of:=(SUM([.B61];[.D61];[.F61];[.H61])/SUM([.C61];[.E61];[.G61];[.I61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61]/[.L61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2];[.D62];[.F62];[.H62])/SUM([.C62];[.E62];[.G62];[.I62]))" office:value-type="float" office:value="136.8" calcext:value-type="float">
            <text:p>136.8</text:p>
          </table:table-cell>
          <table:table-cell table:formula="of:=(SUM([.B62];[.D62];[.F62];[.H62])/SUM([.C62];[.E62];[.G62];[.I62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62]/[.L62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3];[.D63];[.F63];[.H63])/SUM([.C63];[.E63];[.G63];[.I63]))" office:value-type="float" office:value="97.7142857142857" calcext:value-type="float">
            <text:p>97.7142857142857</text:p>
          </table:table-cell>
          <table:table-cell table:formula="of:=(SUM([.B63];[.D63];[.F63];[.H63])/SUM([.C63];[.E63];[.G63];[.I63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63]/[.L63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4];[.D64];[.F64];[.H64])/SUM([.C64];[.E64];[.G64];[.I64]))" office:value-type="float" office:value="120.705882352941" calcext:value-type="float">
            <text:p>120.705882352941</text:p>
          </table:table-cell>
          <table:table-cell table:formula="of:=(SUM([.B64];[.D64];[.F64];[.H64])/SUM([.C64];[.E64];[.G64];[.I64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64]/[.L64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5];[.D65];[.F65];[.H65])/SUM([.C65];[.E65];[.G65];[.I65]))" office:value-type="float" office:value="7.6" calcext:value-type="float">
            <text:p>7.6</text:p>
          </table:table-cell>
          <table:table-cell table:formula="of:=(SUM([.B65];[.D65];[.F65];[.H65])/SUM([.C65];[.E65];[.G65];[.I65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65]/[.L65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/>
          <table:table-cell table:style-name="ce1" table:number-columns-repeated="5"/>
          <table:table-cell table:number-columns-repeated="1002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6];[.D66];[.F66];[.H66])/SUM([.C66];[.E66];[.G66];[.I66]))" office:value-type="float" office:value="128.25" calcext:value-type="float">
            <text:p>128.25</text:p>
          </table:table-cell>
          <table:table-cell table:formula="of:=(SUM([.B66];[.D66];[.F66];[.H66])/SUM([.C66];[.E66];[.G66];[.I66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66]/[.L66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67];[.D67];[.F67];[.H67])/SUM([.C67];[.E67];[.G67];[.I67]))" office:value-type="float" office:value="64.125" calcext:value-type="float">
            <text:p>64.125</text:p>
          </table:table-cell>
          <table:table-cell table:formula="of:=(SUM([.B67];[.D67];[.F67];[.H67])/SUM([.C67];[.E67];[.G67];[.I67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67]/[.L67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8];[.D68];[.F68];[.H68])/SUM([.C68];[.E68];[.G68];[.I68]))" office:value-type="float" office:value="11.787610619469" calcext:value-type="float">
            <text:p>11.787610619469</text:p>
          </table:table-cell>
          <table:table-cell table:formula="of:=(SUM([.B68];[.D68];[.F68];[.H68])/SUM([.C68];[.E68];[.G68];[.I68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68]/[.L68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69];[.D69];[.F69];[.H69])/SUM([.C69];[.E69];[.G69];[.I69]))" office:value-type="float" office:value="102.461538461538" calcext:value-type="float">
            <text:p>102.461538461538</text:p>
          </table:table-cell>
          <table:table-cell table:formula="of:=(SUM([.B69];[.D69];[.F69];[.H69])/SUM([.C69];[.E69];[.G69];[.I69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69]/[.L69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70];[.D70];[.F70];[.H70])/SUM([.C70];[.E70];[.G70];[.I70]))" office:value-type="float" office:value="102.461538461538" calcext:value-type="float">
            <text:p>102.461538461538</text:p>
          </table:table-cell>
          <table:table-cell table:formula="of:=(SUM([.B70];[.D70];[.F70];[.H70])/SUM([.C70];[.E70];[.G70];[.I70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70]/[.L70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71];[.D71];[.F71];[.H71])/SUM([.C71];[.E71];[.G71];[.I71]))" office:value-type="float" office:value="133.2" calcext:value-type="float">
            <text:p>133.2</text:p>
          </table:table-cell>
          <table:table-cell table:formula="of:=(SUM([.B71];[.D71];[.F71];[.H71])/SUM([.C71];[.E71];[.G71];[.I71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71]/[.L71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72];[.D72];[.F72];[.H72])/SUM([.C72];[.E72];[.G72];[.I72]))" office:value-type="float" office:value="102.461538461538" calcext:value-type="float">
            <text:p>102.461538461538</text:p>
          </table:table-cell>
          <table:table-cell table:formula="of:=(SUM([.B72];[.D72];[.F72];[.H72])/SUM([.C72];[.E72];[.G72];[.I72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72]/[.L72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59:.K67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6];[.D76];[.F76];[.H76];[.J76];[.L76])/SUM([.C76];[.E76];[.G76];[.I76];[.K76];[.M76]))" office:value-type="float" office:value="5.46206825602815" calcext:value-type="float">
            <text:p>5.46206825602815</text:p>
          </table:table-cell>
          <table:table-cell table:formula="of:=(SUM([.B76];[.D76];[.F76];[.H76];[.J76];[.L75])/SUM([.C76];[.E76];[.G76];[.I76];[.K76];[.M75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76]/[.P76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77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7];[.D77];[.F77];[.H77];[.J77];[.L77])/SUM([.C77];[.E77];[.G77];[.I77];[.K77];[.M77]))" office:value-type="float" office:value="61.4156590851442" calcext:value-type="float">
            <text:p>61.4156590851442</text:p>
          </table:table-cell>
          <table:table-cell table:formula="of:=(SUM([.B77];[.D77];[.F77];[.H77];[.J77];[.L76])/SUM([.C77];[.E77];[.G77];[.I77];[.K77];[.M76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77]/[.P77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77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8];[.D78];[.F78];[.H78];[.J78];[.L78])/SUM([.C78];[.E78];[.G78];[.I78];[.K78];[.M78]))" office:value-type="float" office:value="69.2623574144487" calcext:value-type="float">
            <text:p>69.2623574144487</text:p>
          </table:table-cell>
          <table:table-cell table:formula="of:=(SUM([.B78];[.D78];[.F78];[.H78];[.J78];[.L77])/SUM([.C78];[.E78];[.G78];[.I78];[.K78];[.M77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78]/[.P78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77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79];[.D79];[.F79];[.H79];[.J79];[.L79])/SUM([.C79];[.E79];[.G79];[.I79];[.K79];[.M79]))" office:value-type="float" office:value="131.105835472106" calcext:value-type="float">
            <text:p>131.105835472106</text:p>
          </table:table-cell>
          <table:table-cell table:formula="of:=(SUM([.B79];[.D79];[.F79];[.H79];[.J79];[.L78])/SUM([.C79];[.E79];[.G79];[.I79];[.K79];[.M78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79]/[.P79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77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0];[.D80];[.F80];[.H80];[.J80];[.L80])/SUM([.C80];[.E80];[.G80];[.I80];[.K80];[.M80]))" office:value-type="float" office:value="124.058410293911" calcext:value-type="float">
            <text:p>124.058410293911</text:p>
          </table:table-cell>
          <table:table-cell table:formula="of:=(SUM([.B80];[.D80];[.F80];[.H80];[.J80];[.L79])/SUM([.C80];[.E80];[.G80];[.I80];[.K80];[.M79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80]/[.P80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77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1];[.D81];[.F81];[.H81];[.J81];[.L81])/SUM([.C81];[.E81];[.G81];[.I81];[.K81];[.M81]))" office:value-type="float" office:value="272.436698250852" calcext:value-type="float">
            <text:p>272.436698250852</text:p>
          </table:table-cell>
          <table:table-cell table:formula="of:=(SUM([.B81];[.D81];[.F81];[.H81];[.J81];[.L80])/SUM([.C81];[.E81];[.G81];[.I81];[.K81];[.M80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81]/[.P81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77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2];[.D82];[.F82];[.H82];[.J82];[.L82])/SUM([.C82];[.E82];[.G82];[.I82];[.K82];[.M82]))" office:value-type="float" office:value="124.001016936028" calcext:value-type="float">
            <text:p>124.001016936028</text:p>
          </table:table-cell>
          <table:table-cell table:formula="of:=(SUM([.B82];[.D82];[.F82];[.H82];[.J82];[.L81])/SUM([.C82];[.E82];[.G82];[.I82];[.K82];[.M81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82]/[.P82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3];[.D83];[.F83];[.H83];[.J83];[.L83])/SUM([.C83];[.E83];[.G83];[.I83];[.K83];[.M83]))" office:value-type="float" office:value="7.92792625444076" calcext:value-type="float">
            <text:p>7.92792625444076</text:p>
          </table:table-cell>
          <table:table-cell table:formula="of:=(SUM([.B83];[.D83];[.F83];[.H83];[.J83];[.L82])/SUM([.C83];[.E83];[.G83];[.I83];[.K83];[.M82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83]/[.P83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77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84];[.D84];[.F84];[.H84];[.J84];[.L84])/SUM([.C84];[.E84];[.G84];[.I84];[.K84];[.M84]))" office:value-type="float" office:value="28.8373790022338" calcext:value-type="float">
            <text:p>28.8373790022338</text:p>
          </table:table-cell>
          <table:table-cell table:formula="of:=(SUM([.B84];[.D84];[.F84];[.H84];[.J84];[.L83])/SUM([.C84];[.E84];[.G84];[.I84];[.K84];[.M83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84]/[.P84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76:.O84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90:.B95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0:.D95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0:.F95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0:.H95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89];[.D89];[.F89];[.H89])/SUM([.C89];[.E89];[.G89];[.I89]))" office:value-type="float" office:value="6.26780824787155" calcext:value-type="float">
            <text:p>6.26780824787155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90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0];[.D90];[.F90];[.H90])/SUM([.C90];[.E90];[.G90];[.I90]))" office:value-type="float" office:value="34.4520710059172" calcext:value-type="float">
            <text:p>34.45207100591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91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1];[.D91];[.F91];[.H91])/SUM([.C91];[.E91];[.G91];[.I91]))" office:value-type="float" office:value="36.2745808790213" calcext:value-type="float">
            <text:p>36.274580879021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2];[.D92];[.F92];[.H92])/SUM([.C92];[.E92];[.G92];[.I92]))" office:value-type="float" office:value="37.3390337751176" calcext:value-type="float">
            <text:p>37.3390337751176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3];[.D93];[.F93];[.H93])/SUM([.C93];[.E93];[.G93];[.I93]))" office:value-type="float" office:value="38.1178416373785" calcext:value-type="float">
            <text:p>38.117841637378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4];[.D94];[.F94];[.H94])/SUM([.C94];[.E94];[.G94];[.I94]))" office:value-type="float" office:value="39.5147878268324" calcext:value-type="float">
            <text:p>39.514787826832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5];[.D95];[.F95];[.H95])/SUM([.C95];[.E95];[.G95];[.I95]))" office:value-type="float" office:value="40.602510460251" calcext:value-type="float">
            <text:p>40.60251046025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98:.B102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98:.D102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98:.F102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98:.H102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97];[.D97];[.F97];[.H97])/SUM([.C97];[.E97];[.G97];[.I97]))" office:value-type="float" office:value="9.32208404628043" calcext:value-type="float">
            <text:p>9.3220840462804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8];[.D98];[.F98];[.H98])/SUM([.C98];[.E98];[.G98];[.I98]))" office:value-type="float" office:value="46.0569541890219" calcext:value-type="float">
            <text:p>46.056954189021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99];[.D99];[.F99];[.H99])/SUM([.C99];[.E99];[.G99];[.I99]))" office:value-type="float" office:value="45.6238757154538" calcext:value-type="float">
            <text:p>45.623875715453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0];[.D100];[.F100];[.H100])/SUM([.C100];[.E100];[.G100];[.I100]))" office:value-type="float" office:value="47.019381443299" calcext:value-type="float">
            <text:p>47.0193814432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1];[.D101];[.F101];[.H101])/SUM([.C101];[.E101];[.G101];[.I101]))" office:value-type="float" office:value="46.3964692901802" calcext:value-type="float">
            <text:p>46.396469290180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2];[.D102];[.F102];[.H102])/SUM([.C102];[.E102];[.G102];[.I102]))" office:value-type="float" office:value="48.029898989899" calcext:value-type="float">
            <text:p>48.02989898989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04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5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4];[.D104];[.F104];[.H104])/SUM([.C104];[.E104];[.G104];[.I104]))" office:value-type="float" office:value="64.2117452440033" calcext:value-type="float">
            <text:p>64.2117452440033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05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5];[.D105];[.F105];[.H105])/SUM([.C105];[.E105];[.G105];[.I105]))" office:value-type="float" office:value="64.2117452440033" calcext:value-type="float">
            <text:p>64.211745244003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3"/>
          <table:table-cell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08:.B113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08:.D113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08:.F113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08:.H113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07];[.D107];[.F107];[.H107])/SUM([.C107];[.E107];[.G107];[.I107]))" office:value-type="float" office:value="15.3122745256139" calcext:value-type="float">
            <text:p>15.3122745256139</text:p>
          </table:table-cell>
          <table:table-cell/>
          <table:table-cell table:style-name="ce3"/>
          <table:table-cell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8];[.D108];[.F108];[.H108])/SUM([.C108];[.E108];[.G108];[.I108]))" office:value-type="float" office:value="82.8675279176703" calcext:value-type="float">
            <text:p>82.8675279176703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09];[.D109];[.F109];[.H109])/SUM([.C109];[.E109];[.G109];[.I109]))" office:value-type="float" office:value="85.0187449062755" calcext:value-type="float">
            <text:p>85.018744906275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0];[.D110];[.F110];[.H110])/SUM([.C110];[.E110];[.G110];[.I110]))" office:value-type="float" office:value="88.2622688655672" calcext:value-type="float">
            <text:p>88.2622688655672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1];[.D111];[.F111];[.H111])/SUM([.C111];[.E111];[.G111];[.I111]))" office:value-type="float" office:value="96.875494443398" calcext:value-type="float">
            <text:p>96.875494443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2];[.D112];[.F112];[.H112])/SUM([.C112];[.E112];[.G112];[.I112]))" office:value-type="float" office:value="101.941886455074" calcext:value-type="float">
            <text:p>101.941886455074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3];[.D113];[.F113];[.H113])/SUM([.C113];[.E113];[.G113];[.I113]))" office:value-type="float" office:value="99.8441330998249" calcext:value-type="float">
            <text:p>99.844133099824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16:.B122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16:.D122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16:.F122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16:.H122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15];[.D115];[.F115];[.H115])/SUM([.C115];[.E115];[.G115];[.I115]))" office:value-type="float" office:value="18.2354475653721" calcext:value-type="float">
            <text:p>18.2354475653721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6];[.D116];[.F116];[.H116])/SUM([.C116];[.E116];[.G116];[.I116]))" office:value-type="float" office:value="122.809316175689" calcext:value-type="float">
            <text:p>122.809316175689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7];[.D117];[.F117];[.H117])/SUM([.C117];[.E117];[.G117];[.I117]))" office:value-type="float" office:value="119.845046645935" calcext:value-type="float">
            <text:p>119.845046645935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8];[.D118];[.F118];[.H118])/SUM([.C118];[.E118];[.G118];[.I118]))" office:value-type="float" office:value="122.748585795097" calcext:value-type="float">
            <text:p>122.748585795097</text:p>
          </table:table-cell>
          <table:table-cell/>
          <table:table-cell table:style-name="ce1" table:number-columns-repeated="10"/>
          <table:table-cell table:number-columns-repeated="1003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19];[.D119];[.F119];[.H119])/SUM([.C119];[.E119];[.G119];[.I119]))" office:value-type="float" office:value="129.436330486518" calcext:value-type="float">
            <text:p>129.43633048651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0];[.D120];[.F120];[.H120])/SUM([.C120];[.E120];[.G120];[.I120]))" office:value-type="float" office:value="134.746324387398" calcext:value-type="float">
            <text:p>134.74632438739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1];[.D121];[.F121];[.H121])/SUM([.C121];[.E121];[.G121];[.I121]))" office:value-type="float" office:value="132.817792985458" calcext:value-type="float">
            <text:p>132.817792985458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22];[.D122];[.F122];[.H122])/SUM([.C122];[.E122];[.G122];[.I122]))" office:value-type="float" office:value="132.829790851896" calcext:value-type="float">
            <text:p>132.829790851896</text:p>
          </table:table-cell>
          <table:table-cell table:number-columns-repeated="3"/>
          <table:table-cell table:style-name="ce13"/>
          <table:table-cell table:number-columns-repeated="2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/>
          <table:table-cell table:number-columns-repeated="100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6];[.D126];[.F126];[.H126])/SUM([.C126];[.E126];[.G126];[.I126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7];[.D127];[.F127];[.H127])/SUM([.C127];[.E127];[.G127];[.I127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8];[.D128];[.F128];[.H128])/SUM([.C128];[.E128];[.G128];[.I128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29];[.D129];[.F129];[.H129])/SUM([.C129];[.E129];[.G129];[.I129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30];[.D130];[.F130];[.H130])/SUM([.C130];[.E130];[.G130];[.I130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/>
          <table:table-cell table:number-columns-repeated="1007"/>
        </table:table-row>
        <table:table-row table:style-name="ro1">
          <table:table-cell table:number-columns-repeated="16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5];[.D135];[.F135];[.H135])/SUM([.C135];[.E135];[.G135];[.I135]))" office:value-type="float" office:value="162.147084100675" calcext:value-type="float">
            <text:p>162.147084100675</text:p>
          </table:table-cell>
          <table:table-cell table:formula="of:=(SUM([.B135];[.D135];[.F135];[.H135])/SUM([.C135];[.E135];[.G135];[.I135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35]/[.L135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6];[.D136];[.F136];[.H136])/SUM([.C136];[.E136];[.G136];[.I136]))" office:value-type="float" office:value="50.0966106218308" calcext:value-type="float">
            <text:p>50.0966106218308</text:p>
          </table:table-cell>
          <table:table-cell table:formula="of:=(SUM([.B136];[.D136];[.F136];[.H136])/SUM([.C136];[.E136];[.G136];[.I136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36]/[.L136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7];[.D137];[.F137];[.H137])/SUM([.C137];[.E137];[.G137];[.I137]))" office:value-type="float" office:value="94.4306450227604" calcext:value-type="float">
            <text:p>94.4306450227604</text:p>
          </table:table-cell>
          <table:table-cell table:formula="of:=(SUM([.B137];[.D137];[.F137];[.H137])/SUM([.C137];[.E137];[.G137];[.I137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37]/[.L137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8];[.D138];[.F138];[.H138])/SUM([.C138];[.E138];[.G138];[.I138]))" office:value-type="float" office:value="97.5213766187688" calcext:value-type="float">
            <text:p>97.5213766187688</text:p>
          </table:table-cell>
          <table:table-cell table:formula="of:=(SUM([.B138];[.D138];[.F138];[.H138])/SUM([.C138];[.E138];[.G138];[.I138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38]/[.L138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39];[.D139];[.F139];[.H139])/SUM([.C139];[.E139];[.G139];[.I139]))" office:value-type="float" office:value="289.377616777884" calcext:value-type="float">
            <text:p>289.377616777884</text:p>
          </table:table-cell>
          <table:table-cell table:formula="of:=(SUM([.B139];[.D139];[.F139];[.H139])/SUM([.C139];[.E139];[.G139];[.I139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39]/[.L139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39]" office:value-type="float" office:value="709.714285714286" calcext:value-type="float">
            <text:p>709.714285714286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40];[.D140];[.F140];[.H140])/SUM([.C140];[.E140];[.G140];[.I140]))" office:value-type="float" office:value="106.199855988479" calcext:value-type="float">
            <text:p>106.199855988479</text:p>
          </table:table-cell>
          <table:table-cell table:formula="of:=(SUM([.B140];[.D140];[.F140];[.H140])/SUM([.C140];[.E140];[.G140];[.I140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40]/[.L140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38]-[.O139]" office:value-type="float" office:value="1.02400718811934" calcext:value-type="float">
            <text:p>1.02400718811934</text:p>
          </table:table-cell>
          <table:table-cell table:style-name="ce23" table:formula="of:=1/[.O140]" office:value-type="float" office:value="0.976555644923325" calcext:value-type="float">
            <text:p>0.976555644923325</text:p>
          </table:table-cell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41];[.D141];[.F141];[.H141])/SUM([.C141];[.E141];[.G141];[.I141]))" office:value-type="float" office:value="17.9071633237822" calcext:value-type="float">
            <text:p>17.9071633237822</text:p>
          </table:table-cell>
          <table:table-cell table:formula="of:=(SUM([.B141];[.D141];[.F141];[.H141])/SUM([.C141];[.E141];[.G141];[.I141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41]/[.L141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42];[.D142];[.F142];[.H142])/SUM([.B135];[.E142];[.G142];[.I142]))" office:value-type="float" office:value="11.2536040609137" calcext:value-type="float">
            <text:p>11.2536040609137</text:p>
          </table:table-cell>
          <table:table-cell table:formula="of:=(SUM([.B142];[.D142];[.F142];[.H142])/SUM([.C142];[.E142];[.G142];[.I142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42]/[.L142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43];[.D143];[.F143];[.H143])/SUM([.C143];[.E143];[.G143];[.I143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/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8];[.D148];[.F148];[.H148])/SUM([.C148];[.E148];[.G148];[.I148]))" office:value-type="float" office:value="78.0364741641337" calcext:value-type="float">
            <text:p>78.0364741641337</text:p>
          </table:table-cell>
          <table:table-cell table:formula="of:=(SUM([.B148];[.D148];[.F148];[.H148])/SUM([.C148];[.E148];[.G148];[.I148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48]/[.L148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49];[.D149];[.F149];[.H149])/SUM([.C149];[.E149];[.G149];[.I149]))" office:value-type="float" office:value="56.3026315789474" calcext:value-type="float">
            <text:p>56.3026315789474</text:p>
          </table:table-cell>
          <table:table-cell table:formula="of:=(SUM([.B149];[.D149];[.F149];[.H149])/SUM([.C149];[.E149];[.G149];[.I149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49]/[.L149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0];[.D150];[.F150];[.H150])/SUM([.C150];[.E150];[.G150];[.I150]))" office:value-type="float" office:value="132.340206185567" calcext:value-type="float">
            <text:p>132.340206185567</text:p>
          </table:table-cell>
          <table:table-cell table:formula="of:=(SUM([.B150];[.D150];[.F150];[.H150])/SUM([.C150];[.E150];[.G150];[.I150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50]/[.L150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1];[.D151];[.F151];[.H151])/SUM([.C151];[.E151];[.G151];[.I151]))" office:value-type="float" office:value="95.7985074626866" calcext:value-type="float">
            <text:p>95.7985074626866</text:p>
          </table:table-cell>
          <table:table-cell table:formula="of:=(SUM([.B151];[.D151];[.F151];[.H151])/SUM([.C151];[.E151];[.G151];[.I151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51]/[.L151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2];[.D152];[.F152];[.H152])/SUM([.C152];[.E152];[.G152];[.I152]))" office:value-type="float" office:value="611.285714285714" calcext:value-type="float">
            <text:p>611.285714285714</text:p>
          </table:table-cell>
          <table:table-cell table:formula="of:=(SUM([.B152];[.D152];[.F152];[.H152])/SUM([.C152];[.E152];[.G152];[.I152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52]/[.L152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3];[.D153];[.F153];[.H153])/SUM([.C153];[.E153];[.G153];[.I153]))" office:value-type="float" office:value="106.53112033195" calcext:value-type="float">
            <text:p>106.53112033195</text:p>
          </table:table-cell>
          <table:table-cell table:formula="of:=(SUM([.B153];[.D153];[.F153];[.H153])/SUM([.C153];[.E153];[.G153];[.I153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53]/[.L153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4];[.D154];[.F154];[.H154])/SUM([.C154];[.E154];[.G154];[.I154]))" office:value-type="float" office:value="24.2555910543131" calcext:value-type="float">
            <text:p>24.2555910543131</text:p>
          </table:table-cell>
          <table:table-cell table:formula="of:=(SUM([.B154];[.D154];[.F154];[.H154])/SUM([.C154];[.E154];[.G154];[.I154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154]/[.L154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55];[.D155];[.F155];[.H155])/SUM([.C155];[.E155];[.G155];[.I155]))" office:value-type="float" office:value="7.89189189189189" calcext:value-type="float">
            <text:p>7.89189189189189</text:p>
          </table:table-cell>
          <table:table-cell table:formula="of:=(SUM([.B155];[.D155];[.F155];[.H155])/SUM([.C155];[.E155];[.G155];[.I155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155]/[.L155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156];[.D156];[.F156];[.H156])/SUM([.C156];[.E156];[.G156];[.I156]))" office:value-type="string" office:string-value="" calcext:value-type="error">
            <text:p>#DIV/0!</text:p>
          </table:table-cell>
          <table:table-cell table:formula="of:=(SUM([.B156];[.D156];[.F156];[.H156])/SUM([.C156];[.E156];[.G156];[.I156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1];[.D161];[.F161];[.H161])/SUM([.C161];[.E161];[.G161];[.I161]))" office:value-type="float" office:value="71.523178807947" calcext:value-type="float">
            <text:p>71.523178807947</text:p>
          </table:table-cell>
          <table:table-cell table:formula="of:=(SUM([.B161];[.D161];[.F161];[.H161])/SUM([.C161];[.E161];[.G161];[.I161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161]/[.L161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2];[.D162];[.F162];[.H162])/SUM([.C162];[.E162];[.G162];[.I162]))" office:value-type="float" office:value="54.9618320610687" calcext:value-type="float">
            <text:p>54.9618320610687</text:p>
          </table:table-cell>
          <table:table-cell table:formula="of:=(SUM([.B162];[.D162];[.F162];[.H162])/SUM([.C162];[.E162];[.G162];[.I162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162]/[.L162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162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3];[.D163];[.F163];[.H163])/SUM([.C163];[.E163];[.G163];[.I163]))" office:value-type="float" office:value="158.823529411765" calcext:value-type="float">
            <text:p>158.823529411765</text:p>
          </table:table-cell>
          <table:table-cell table:formula="of:=(SUM([.B163];[.D163];[.F163];[.H163])/SUM([.C163];[.E163];[.G163];[.I163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163]/[.L163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161]-[.O162]" office:value-type="float" office:value="1.39666263193126" calcext:value-type="float">
            <text:p>1.39666263193126</text:p>
          </table:table-cell>
          <table:table-cell table:style-name="ce23" table:formula="of:=1/[.O163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4];[.D164];[.F164];[.H164])/SUM([.C164];[.E164];[.G164];[.I164]))" office:value-type="float" office:value="91.1392405063291" calcext:value-type="float">
            <text:p>91.1392405063291</text:p>
          </table:table-cell>
          <table:table-cell table:formula="of:=(SUM([.B164];[.D164];[.F164];[.H164])/SUM([.C164];[.E164];[.G164];[.I164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164]/[.L164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5];[.D165];[.F165];[.H165])/SUM([.C165];[.E165];[.G165];[.I165]))" office:value-type="float" office:value="696.774193548387" calcext:value-type="float">
            <text:p>696.774193548387</text:p>
          </table:table-cell>
          <table:table-cell table:formula="of:=(SUM([.B165];[.D165];[.F165];[.H165])/SUM([.C165];[.E165];[.G165];[.I165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165]/[.L165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166];[.D166];[.F166];[.H166])/SUM([.C166];[.E166];[.G166];[.I166]))" office:value-type="float" office:value="106.4039408867" calcext:value-type="float">
            <text:p>106.4039408867</text:p>
          </table:table-cell>
          <table:table-cell table:formula="of:=(SUM([.B166];[.D166];[.F166];[.H166])/SUM([.C166];[.E166];[.G166];[.I166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166]/[.L166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7];[.D167];[.F167];[.H167])/SUM([.C167];[.E167];[.G167];[.I167]))" office:value-type="float" office:value="23.0327868852459" calcext:value-type="float">
            <text:p>23.0327868852459</text:p>
          </table:table-cell>
          <table:table-cell table:formula="of:=(SUM([.B167];[.D167];[.F167];[.H167])/SUM([.C167];[.E167];[.G167];[.I167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167]/[.L167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168];[.D168];[.F168];[.H168])/SUM([.C168];[.E168];[.G168];[.I168]))" office:value-type="float" office:value="8.26470588235294" calcext:value-type="float">
            <text:p>8.26470588235294</text:p>
          </table:table-cell>
          <table:table-cell table:formula="of:=(SUM([.B168];[.D168];[.F168];[.H168])/SUM([.C168];[.E168];[.G168];[.I168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168]/[.L168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169];[.D169];[.F169];[.H169])/SUM([.C169];[.E169];[.G169];[.I169]))" office:value-type="string" office:string-value="" calcext:value-type="error">
            <text:p>#DIV/0!</text:p>
          </table:table-cell>
          <table:table-cell table:formula="of:=(SUM([.B169];[.D169];[.F169];[.H169])/SUM([.C169];[.E169];[.G169];[.I169]))*100" office:value-type="string" office:string-value="" calcext:value-type="error">
            <text:p>#DIV/0!</text:p>
          </table:table-cell>
          <table:table-cell/>
          <table:table-cell table:formula="of:=[.K169]/[.L16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4];[.D174];[.F174];[.F174])/SUM([.C174];[.E174];[.G174];[.G174]))" office:value-type="float" office:value="8.96296296296296" calcext:value-type="float">
            <text:p>8.96296296296296</text:p>
          </table:table-cell>
          <table:table-cell table:formula="of:=(SUM([.B174];[.D174];[.F174];[.H174])/SUM([.C174];[.E174];[.G174];[.I174]))*100" office:value-type="float" office:value="11.0765643218033" calcext:value-type="float">
            <text:p>11.0765643218033</text:p>
          </table:table-cell>
          <table:table-cell/>
          <table:table-cell table:formula="of:=[.K174]/[.L174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5];[.D175];[.F175];[.F175])/SUM([.C175];[.E175];[.G175];[.G175]))" office:value-type="float" office:value="19.769014084507" calcext:value-type="float">
            <text:p>19.769014084507</text:p>
          </table:table-cell>
          <table:table-cell table:formula="of:=(SUM([.B175];[.D175];[.F175];[.H175])/SUM([.C175];[.E175];[.G175];[.I175]))*100" office:value-type="float" office:value="5.16906335017489" calcext:value-type="float">
            <text:p>5.16906335017489</text:p>
          </table:table-cell>
          <table:table-cell/>
          <table:table-cell table:formula="of:=[.K175]/[.L175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6];[.D176];[.F176];[.F176])/SUM([.C176];[.E176];[.G176];[.G176]))" office:value-type="float" office:value="81.6046511627907" calcext:value-type="float">
            <text:p>81.6046511627907</text:p>
          </table:table-cell>
          <table:table-cell table:formula="of:=(SUM([.B176];[.D176];[.F176];[.H176])/SUM([.C176];[.E176];[.G176];[.I176]))*100" office:value-type="float" office:value="1.14652157015157" calcext:value-type="float">
            <text:p>1.14652157015157</text:p>
          </table:table-cell>
          <table:table-cell/>
          <table:table-cell table:formula="of:=[.K176]/[.L176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77.994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7];[.D177];[.F177];[.F177])/SUM([.C177];[.E177];[.G177];[.G177]))" office:value-type="float" office:value="31.6126126126126" calcext:value-type="float">
            <text:p>31.6126126126126</text:p>
          </table:table-cell>
          <table:table-cell table:formula="of:=(SUM([.B177];[.D177];[.F177];[.H177])/SUM([.C177];[.E177];[.G177];[.I177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177]/[.L177]" office:value-type="float" office:value="0.376506024096386" calcext:value-type="float">
            <text:p>0.37650602409638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8];[.D178];[.F178];[.F178])/SUM([.C178];[.E178];[.G178];[.G178]))" office:value-type="float" office:value="17.2432432432432" calcext:value-type="float">
            <text:p>17.2432432432432</text:p>
          </table:table-cell>
          <table:table-cell table:formula="of:=(SUM([.B178];[.D178];[.F178];[.H178])/SUM([.C178];[.E178];[.G178];[.I178]))*100" office:value-type="float" office:value="5.73260785075787" calcext:value-type="float">
            <text:p>5.73260785075787</text:p>
          </table:table-cell>
          <table:table-cell/>
          <table:table-cell table:formula="of:=[.K178]/[.L178]" office:value-type="string" office:string-value="" calcext:value-type="error">
            <text:p>#DIV/0!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79];[.D179];[.F179];[.F179])/SUM([.C179];[.E179];[.G179];[.G179]))" office:value-type="float" office:value="4.45587301587302" calcext:value-type="float">
            <text:p>4.45587301587302</text:p>
          </table:table-cell>
          <table:table-cell table:formula="of:=(SUM([.B179];[.D179];[.F179];[.H179])/SUM([.C179];[.E179];[.G179];[.I179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179]/[.L179]" office:value-type="float" office:value="0.21712158808933" calcext:value-type="float">
            <text:p>0.21712158808933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80];[.D180];[.F180];[.F180])/SUM([.C180];[.E180];[.G180];[.G180]))" office:value-type="float" office:value="15.9438943894389" calcext:value-type="float">
            <text:p>15.9438943894389</text:p>
          </table:table-cell>
          <table:table-cell table:formula="of:=(SUM([.B180];[.D180];[.F180];[.H180])/SUM([.C180];[.E180];[.G180];[.I180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180]/[.L180]" office:value-type="float" office:value="0.717209267395141" calcext:value-type="float">
            <text:p>0.717209267395141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81];[.D181];[.F181];[.F181])/SUM([.C181];[.E181];[.G181];[.G181]))" office:value-type="float" office:value="28.0872093023256" calcext:value-type="float">
            <text:p>28.0872093023256</text:p>
          </table:table-cell>
          <table:table-cell table:formula="of:=(SUM([.B181];[.D181];[.F181];[.H181])/SUM([.C181];[.E181];[.G181];[.I181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181]/[.L181]" office:value-type="float" office:value="0.482788586877806" calcext:value-type="float">
            <text:p>0.482788586877806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182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182];[.D182];[.F182];[.F182])/SUM([.C182];[.E182];[.G182];[.G182]))" office:value-type="float" office:value="98.8450704225352" calcext:value-type="float">
            <text:p>98.8450704225352</text:p>
          </table:table-cell>
          <table:table-cell table:formula="of:=(SUM([.B182];[.D182];[.F182];[.H182])/SUM([.C182];[.E182];[.G182];[.I182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182]/[.L182]" office:value-type="float" office:value="0.476097940147688" calcext:value-type="float">
            <text:p>0.476097940147688</text:p>
          </table:table-cell>
          <table:table-cell table:style-name="ce1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183];[.D183];[.F183];[.F183])/SUM([.C183];[.E183];[.G183];[.G183]))" office:value-type="float" office:value="192.588235294118" calcext:value-type="float">
            <text:p>192.588235294118</text:p>
          </table:table-cell>
          <table:table-cell table:formula="of:=(SUM([.B183];[.D183];[.F183];[.H183])/SUM([.C183];[.E183];[.G183];[.I183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183]/[.L183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88];[.D188];[.F188];[.H188])/SUM([.C188];[.E188];[.G188];[.I188]))" office:value-type="float" office:value="5.59443339960239" calcext:value-type="float">
            <text:p>5.59443339960239</text:p>
          </table:table-cell>
          <table:table-cell table:formula="of:=(SUM([.B188];[.D188];[.F188];[.H188])/SUM([.C188];[.E188];[.G188];[.I188]))*100" office:value-type="float" office:value="17.8749111584932" calcext:value-type="float">
            <text:p>17.8749111584932</text:p>
          </table:table-cell>
          <table:table-cell/>
          <table:table-cell table:formula="of:=[.K188]/[.L18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89];[.D189];[.F189];[.H189])/SUM([.C189];[.E189];[.G189];[.I189]))" office:value-type="float" office:value="7.56293706293706" calcext:value-type="float">
            <text:p>7.56293706293706</text:p>
          </table:table-cell>
          <table:table-cell table:formula="of:=(SUM([.B189];[.D189];[.F189];[.H189])/SUM([.C189];[.E189];[.G189];[.I189]))*100" office:value-type="float" office:value="13.2223763291724" calcext:value-type="float">
            <text:p>13.2223763291724</text:p>
          </table:table-cell>
          <table:table-cell/>
          <table:table-cell table:formula="of:=[.K189]/[.L18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0];[.D190];[.F190];[.H190])/SUM([.C190];[.E190];[.G190];[.I190]))" office:value-type="float" office:value="22.53125" calcext:value-type="float">
            <text:p>22.53125</text:p>
          </table:table-cell>
          <table:table-cell table:formula="of:=(SUM([.B190];[.D190];[.F190];[.H190])/SUM([.C190];[.E190];[.G190];[.I190]))*100" office:value-type="float" office:value="4.43828016643551" calcext:value-type="float">
            <text:p>4.43828016643551</text:p>
          </table:table-cell>
          <table:table-cell/>
          <table:table-cell table:formula="of:=[.K190]/[.L19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1];[.D191];[.F191];[.H191])/SUM([.C191];[.E191];[.G191];[.I191]))" office:value-type="float" office:value="36.05" calcext:value-type="float">
            <text:p>36.05</text:p>
          </table:table-cell>
          <table:table-cell table:formula="of:=(SUM([.B191];[.D191];[.F191];[.H191])/SUM([.C191];[.E191];[.G191];[.I191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191]/[.L191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2];[.D192];[.F192];[.H192])/SUM([.C192];[.E192];[.G192];[.I192]))" office:value-type="float" office:value="81.622641509434" calcext:value-type="float">
            <text:p>81.622641509434</text:p>
          </table:table-cell>
          <table:table-cell table:formula="of:=(SUM([.B192];[.D192];[.F192];[.H192])/SUM([.C192];[.E192];[.G192];[.I192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192]/[.L192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3];[.D193];[.F193];[.H193])/SUM([.C193];[.E193];[.G193];[.I193]))" office:value-type="float" office:value="72.1" calcext:value-type="float">
            <text:p>72.1</text:p>
          </table:table-cell>
          <table:table-cell table:formula="of:=(SUM([.B193];[.D193];[.F193];[.H193])/SUM([.C193];[.E193];[.G193];[.I193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193]/[.L193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194];[.D194];[.F194];[.H194])/SUM([.C194];[.E194];[.G194];[.I194]))" office:value-type="float" office:value="96.1333333333333" calcext:value-type="float">
            <text:p>96.1333333333333</text:p>
          </table:table-cell>
          <table:table-cell table:formula="of:=(SUM([.B194];[.D194];[.F194];[.H194])/SUM([.C194];[.E194];[.G194];[.I194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194]/[.L194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195];[.D195];[.F195];[.H195])/SUM([.C195];[.E195];[.G195];[.I195]))" office:value-type="float" office:value="17.8760330578512" calcext:value-type="float">
            <text:p>17.8760330578512</text:p>
          </table:table-cell>
          <table:table-cell table:formula="of:=(SUM([.B195];[.D195];[.F195];[.H195])/SUM([.C195];[.E195];[.G195];[.I195]))*100" office:value-type="float" office:value="5.59408229311142" calcext:value-type="float">
            <text:p>5.59408229311142</text:p>
          </table:table-cell>
          <table:table-cell/>
          <table:table-cell table:formula="of:=[.K195]/[.L19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188:.K194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0];[.D200];[.F200];[.H200])/SUM([.C200];[.E200];[.G200];[.I200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01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1];[.D201];[.F201];[.H201])/SUM([.C201];[.E201];[.G201];[.I201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2];[.D202];[.F202];[.H202])/SUM([.C202];[.E202];[.G202];[.I202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3];[.D203];[.F203];[.H203])/SUM([.C203];[.E203];[.G203];[.I203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4];[.D204];[.F204];[.H204])/SUM([.C204];[.E204];[.G204];[.I204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05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5];[.D205];[.F205];[.H205])/SUM([.C205];[.E205];[.G205];[.I205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06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06];[.D206];[.F206];[.H206])/SUM([.C206];[.E206];[.G206];[.I206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07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07];[.D207];[.F207];[.H207])/SUM([.C207];[.E207];[.G207];[.I207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16];[.D216];[.F216];[.H216])/SUM([.C216];[.E216];[.G216];[.I216]))" office:value-type="float" office:value="5.72944297082228" calcext:value-type="float">
            <text:p>5.72944297082228</text:p>
          </table:table-cell>
          <table:table-cell table:formula="of:=(SUM([.B216];[.D216];[.F216];[.H216])/SUM([.C216];[.E216];[.G216];[.I216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17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7];[.D217];[.F217];[.H217])/SUM([.C217];[.E217];[.G217];[.I217]))" office:value-type="float" office:value="7.04020842667729" calcext:value-type="float">
            <text:p>7.04020842667729</text:p>
          </table:table-cell>
          <table:table-cell table:formula="of:=(SUM([.B217];[.D217];[.F217];[.H217])/SUM([.C217];[.E217];[.G217];[.I217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18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8];[.D218];[.F218];[.H218])/SUM([.C218];[.E218];[.G218];[.I218]))" office:value-type="float" office:value="44.7120198134584" calcext:value-type="float">
            <text:p>44.7120198134584</text:p>
          </table:table-cell>
          <table:table-cell table:formula="of:=(SUM([.B218];[.D218];[.F218];[.H218])/SUM([.C218];[.E218];[.G218];[.I218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19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19];[.D219];[.F219];[.H219])/SUM([.C219];[.E219];[.G219];[.I219]))" office:value-type="float" office:value="35.0080970407121" calcext:value-type="float">
            <text:p>35.0080970407121</text:p>
          </table:table-cell>
          <table:table-cell table:formula="of:=(SUM([.B219];[.D219];[.F219];[.H219])/SUM([.C219];[.E219];[.G219];[.I219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20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20];[.D220];[.F220];[.H220])/SUM([.C220];[.E220];[.G220];[.I220]))" office:value-type="float" office:value="109.150785023766" calcext:value-type="float">
            <text:p>109.150785023766</text:p>
          </table:table-cell>
          <table:table-cell table:formula="of:=(SUM([.B220];[.D220];[.F220];[.H220])/SUM([.C220];[.E220];[.G220];[.I220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21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21];[.D221];[.F221];[.H221])/SUM([.C221];[.E221];[.G221];[.I221]))" office:value-type="float" office:value="81.8576920665088" calcext:value-type="float">
            <text:p>81.8576920665088</text:p>
          </table:table-cell>
          <table:table-cell table:formula="of:=(SUM([.B221];[.D221];[.F221];[.H221])/SUM([.C221];[.E221];[.G221];[.I221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22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22];[.D222];[.F222];[.H222])/SUM([.C222];[.E222];[.G222];[.I222]))" office:value-type="float" office:value="107.55005165191" calcext:value-type="float">
            <text:p>107.55005165191</text:p>
          </table:table-cell>
          <table:table-cell table:formula="of:=(SUM([.B222];[.D222];[.F222];[.H222])/SUM([.C222];[.E222];[.G222];[.I222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16:.K222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29];[.D229];[.F229];[.H229])/SUM([.C229];[.E229];[.G229];[.I229]))" office:value-type="float" office:value="56.0454545454545" calcext:value-type="float">
            <text:p>56.0454545454545</text:p>
          </table:table-cell>
          <table:table-cell table:formula="of:=(SUM([.B229];[.D229];[.F229];[.H229])/SUM([.C229];[.E229];[.G229];[.I229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29]/[.L229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0];[.D230];[.F230];[.H230])/SUM([.C230];[.E230];[.G230];[.I230]))" office:value-type="float" office:value="62.9756097560976" calcext:value-type="float">
            <text:p>62.9756097560976</text:p>
          </table:table-cell>
          <table:table-cell table:formula="of:=(SUM([.B230];[.D230];[.F230];[.H230])/SUM([.C230];[.E230];[.G230];[.I230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30]/[.L230]" office:value-type="float" office:value="1.58791634391944" calcext:value-type="float">
            <text:p>1.587916343919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1];[.D231];[.F231];[.H231])/SUM([.C231];[.E231];[.G231];[.I231]))" office:value-type="float" office:value="78.2424242424243" calcext:value-type="float">
            <text:p>78.2424242424243</text:p>
          </table:table-cell>
          <table:table-cell table:formula="of:=(SUM([.B231];[.D231];[.F231];[.H231])/SUM([.C231];[.E231];[.G231];[.I231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31]/[.L231]" office:value-type="float" office:value="1.27807900852053" calcext:value-type="float">
            <text:p>1.27807900852053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2];[.D232];[.F232];[.H232])/SUM([.C232];[.E232];[.G232];[.I232]))" office:value-type="float" office:value="47.7142857142857" calcext:value-type="float">
            <text:p>47.7142857142857</text:p>
          </table:table-cell>
          <table:table-cell table:formula="of:=(SUM([.B232];[.D232];[.F232];[.H232])/SUM([.C232];[.E232];[.G232];[.I232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32]/[.L232]" office:value-type="float" office:value="1.04790419161677" calcext:value-type="float">
            <text:p>1.04790419161677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3];[.D233];[.F233];[.H233])/SUM([.C233];[.E233];[.G233];[.I233]))" office:value-type="float" office:value="76.1818181818182" calcext:value-type="float">
            <text:p>76.1818181818182</text:p>
          </table:table-cell>
          <table:table-cell table:formula="of:=(SUM([.B233];[.D233];[.F233];[.H233])/SUM([.C233];[.E233];[.G233];[.I233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33]/[.L233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4];[.D234];[.F234];[.H234])/SUM([.C234];[.E234];[.G234];[.I234]))" office:value-type="float" office:value="6.60358056265985" calcext:value-type="float">
            <text:p>6.60358056265985</text:p>
          </table:table-cell>
          <table:table-cell table:formula="of:=(SUM([.B234];[.D234];[.F234];[.H234])/SUM([.C234];[.E234];[.G234];[.I234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34]/[.L234]" office:value-type="float" office:value="1.68258886306911" calcext:value-type="float">
            <text:p>1.6825888630691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5];[.D235];[.F235];[.H235])/SUM([.C235];[.E235];[.G235];[.I235]))" office:value-type="float" office:value="4.52892561983471" calcext:value-type="float">
            <text:p>4.52892561983471</text:p>
          </table:table-cell>
          <table:table-cell table:formula="of:=(SUM([.B235];[.D235];[.F235];[.H235])/SUM([.C235];[.E235];[.G235];[.I235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35]/[.L235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36];[.D236];[.F236];[.H236])/SUM([.C236];[.E236];[.G236];[.I236]))" office:value-type="float" office:value="9.15027829313544" calcext:value-type="float">
            <text:p>9.15027829313544</text:p>
          </table:table-cell>
          <table:table-cell table:formula="of:=(SUM([.B236];[.D236];[.F236];[.H236])/SUM([.C236];[.E236];[.G236];[.I236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36]/[.L236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37];[.D237];[.F237];[.H237])/SUM([.C237];[.E237];[.G237];[.I237]))" office:value-type="float" office:value="30.3636363636364" calcext:value-type="float">
            <text:p>30.3636363636364</text:p>
          </table:table-cell>
          <table:table-cell table:formula="of:=(SUM([.B237];[.D237];[.F237];[.H237])/SUM([.C237];[.E237];[.G237];[.I237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37]/[.L237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old</text:p>
          </table:table-cell>
          <table:table-cell table:formula="of:=[.C242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2];[.D242];[.F242];[.H242])/SUM([.C242];[.E242];[.G242];[.I242]))" office:value-type="float" office:value="111.111111111111" calcext:value-type="float">
            <text:p>111.111111111111</text:p>
          </table:table-cell>
          <table:table-cell table:formula="of:=(SUM([.B242];[.D242];[.F242];[.H242])/SUM([.C242];[.E242];[.G242];[.I242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42]/[.L242]" office:value-type="float" office:value="0.1" calcext:value-type="float">
            <text:p>0.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43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3];[.D243];[.F243];[.H243])/SUM([.C243];[.E243];[.G243];[.I243]))" office:value-type="float" office:value="69.4444444444444" calcext:value-type="float">
            <text:p>69.4444444444444</text:p>
          </table:table-cell>
          <table:table-cell table:formula="of:=(SUM([.B243];[.D243];[.F243];[.H243])/SUM([.C243];[.E243];[.G243];[.I243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43]/[.L243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4];[.D244];[.F244];[.H244])/SUM([.C244];[.E244];[.G244];[.I244]))" office:value-type="float" office:value="31.3846153846154" calcext:value-type="float">
            <text:p>31.3846153846154</text:p>
          </table:table-cell>
          <table:table-cell table:formula="of:=(SUM([.B244];[.D244];[.F244];[.H244])/SUM([.C244];[.E244];[.G244];[.I244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44]/[.L244]" office:value-type="float" office:value="0.187427912341407" calcext:value-type="float">
            <text:p>0.187427912341407</text:p>
          </table:table-cell>
          <table:table-cell table:formula="of:=([.K244]-([.M245]*([.L244]-4)))/4" office:value-type="float" office:value="0.16226397966594" calcext:value-type="float">
            <text:p>0.16226397966594</text:p>
          </table:table-cell>
          <table:table-cell table:style-name="ce23" table:formula="of:=1/(4*[.N244])" office:value-type="float" office:value="1.5406993006993" calcext:value-type="float">
            <text:p>1.5406993006993</text:p>
          </table:table-cell>
          <table:table-cell table:style-name="ce23" table:number-columns-repeated="2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45];[.D245];[.F245];[.H245])/SUM([.C245];[.E245];[.G245];[.I245]))" office:value-type="float" office:value="85.3953488372093" calcext:value-type="float">
            <text:p>85.3953488372093</text:p>
          </table:table-cell>
          <table:table-cell table:formula="of:=(SUM([.B245];[.D245];[.F245];[.H245])/SUM([.C245];[.E245];[.G245];[.I245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45]/[.L245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GX</text:p>
          </table:table-cell>
          <table:table-cell table:formula="of:=[.C246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46];[.D246];[.F246];[.H246])/SUM([.C246];[.E246];[.G246];[.I246]))" office:value-type="float" office:value="8.28006904735545" calcext:value-type="float">
            <text:p>8.28006904735545</text:p>
          </table:table-cell>
          <table:table-cell table:formula="of:=(SUM([.B246];[.D246];[.F246];[.H246])/SUM([.C246];[.E246];[.G246];[.I246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46]/[.L246]" office:value-type="float" office:value="0.710423174919685" calcext:value-type="float">
            <text:p>0.710423174919685</text:p>
          </table:table-cell>
          <table:table-cell table:formula="of:=1/([.M245]*([.L244]-4))" office:value-type="float" office:value="0.394132379248658" calcext:value-type="float">
            <text:p>0.394132379248658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57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7];[.D257];[.F257];[.H257])/SUM([.C257];[.E257];[.G257];[.I257]))" office:value-type="float" office:value="31.8471337579618" calcext:value-type="float">
            <text:p>31.8471337579618</text:p>
          </table:table-cell>
          <table:table-cell table:formula="of:=(SUM([.B257];[.D257];[.F257];[.H257])/SUM([.C257];[.E257];[.G257];[.I257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257]/[.L257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58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258];[.D258];[.F258];[.H258])/SUM([.C258];[.E258];[.G258];[.I258]))" office:value-type="float" office:value="79.3650793650794" calcext:value-type="float">
            <text:p>79.3650793650794</text:p>
          </table:table-cell>
          <table:table-cell table:formula="of:=(SUM([.B258];[.D258];[.F258];[.H258])/SUM([.C258];[.E258];[.G258];[.I258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258]/[.L258]" office:value-type="float" office:value="0.1575" calcext:value-type="float">
            <text:p>0.15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4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4];[.D264];[.F264];[.H264])/SUM([.C264];[.E264];[.G264];[.I264]))" office:value-type="float" office:value="47.8468899521531" calcext:value-type="float">
            <text:p>47.8468899521531</text:p>
          </table:table-cell>
          <table:table-cell table:formula="of:=(SUM([.B264];[.D264];[.F264];[.H264])/SUM([.C264];[.E264];[.G264];[.I264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264]/[.L264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65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265];[.D265];[.F265];[.H265])/SUM([.C265];[.E265];[.G265];[.I265]))" office:value-type="float" office:value="59.1715976331361" calcext:value-type="float">
            <text:p>59.1715976331361</text:p>
          </table:table-cell>
          <table:table-cell table:formula="of:=(SUM([.B265];[.D265];[.F265];[.H265])/SUM([.C265];[.E265];[.G265];[.I265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265]/[.L265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9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69];[.D269];[.F269];[.H269])/SUM([.C269];[.E269];[.G269];[.I269]))" office:value-type="float" office:value="43.6681222707424" calcext:value-type="float">
            <text:p>43.6681222707424</text:p>
          </table:table-cell>
          <table:table-cell table:formula="of:=(SUM([.B269];[.D269];[.F269];[.H269])/SUM([.C269];[.E269];[.G269];[.I269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269]/[.L269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0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270];[.D270];[.F270];[.H270])/SUM([.C270];[.E270];[.G270];[.I270]))" office:value-type="float" office:value="78.740157480315" calcext:value-type="float">
            <text:p>78.740157480315</text:p>
          </table:table-cell>
          <table:table-cell table:formula="of:=(SUM([.B270];[.D270];[.F270];[.H270])/SUM([.C270];[.E270];[.G270];[.I270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270]/[.L270]" office:value-type="float" office:value="0.3175" calcext:value-type="float">
            <text:p>0.3175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4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4];[.D274];[.F274];[.H274])/SUM([.C274];[.E274];[.G274];[.I274]))" office:value-type="float" office:value="42.9184549356223" calcext:value-type="float">
            <text:p>42.9184549356223</text:p>
          </table:table-cell>
          <table:table-cell table:formula="of:=(SUM([.B274];[.D274];[.F274];[.H274])/SUM([.C274];[.E274];[.G274];[.I274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274]/[.L274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75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275];[.D275];[.F275];[.H275])/SUM([.C275];[.E275];[.G275];[.I275]))" office:value-type="float" office:value="50.761421319797" calcext:value-type="float">
            <text:p>50.761421319797</text:p>
          </table:table-cell>
          <table:table-cell table:formula="of:=(SUM([.B275];[.D275];[.F275];[.H275])/SUM([.C275];[.E275];[.G275];[.I275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275]/[.L275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table:number-columns-repeated="14"/>
          <table:table-cell table:style-name="ce23" table:number-columns-repeated="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79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79];[.D279];[.F279];[.H279])/SUM([.C279];[.E279];[.G279];[.I279]))" office:value-type="float" office:value="30.5810397553517" calcext:value-type="float">
            <text:p>30.5810397553517</text:p>
          </table:table-cell>
          <table:table-cell table:formula="of:=(SUM([.B279];[.D279];[.F279];[.H279])/SUM([.C279];[.E279];[.G279];[.I279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279]/[.L279]" office:value-type="float" office:value="0.40875" calcext:value-type="float">
            <text:p>0.40875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0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280];[.D280];[.F280];[.H280])/SUM([.C280];[.E280];[.G280];[.I280]))" office:value-type="float" office:value="84.7457627118644" calcext:value-type="float">
            <text:p>84.7457627118644</text:p>
          </table:table-cell>
          <table:table-cell table:formula="of:=(SUM([.B280];[.D280];[.F280];[.H280])/SUM([.C280];[.E280];[.G280];[.I280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280]/[.L280]" office:value-type="float" office:value="0.393333333333333" calcext:value-type="float">
            <text:p>0.393333333333333</text:p>
          </table:table-cell>
          <table:table-cell/>
          <table:table-cell table:style-name="ce1" table:number-columns-repeated="4"/>
          <table:table-cell table:number-columns-repeated="1006"/>
        </table:table-row>
        <table:table-row table:style-name="ro1">
          <table:table-cell table:number-columns-repeated="14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4"/>
          <table:table-cell table:number-columns-repeated="1006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84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4];[.D284];[.F284];[.H284])/SUM([.C284];[.E284];[.G284];[.I284]))" office:value-type="float" office:value="35.7142857142857" calcext:value-type="float">
            <text:p>35.7142857142857</text:p>
          </table:table-cell>
          <table:table-cell table:formula="of:=(SUM([.B284];[.D284];[.F284];[.H284])/SUM([.C284];[.E284];[.G284];[.I284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284]/[.L284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285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285];[.D285];[.F285];[.H285])/SUM([.C285];[.E285];[.G285];[.I285]))" office:value-type="float" office:value="85.4700854700855" calcext:value-type="float">
            <text:p>85.4700854700855</text:p>
          </table:table-cell>
          <table:table-cell table:formula="of:=(SUM([.B285];[.D285];[.F285];[.H285])/SUM([.C285];[.E285];[.G285];[.I285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285]/[.L285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89];[.D289];[.F289];[.H289])/SUM([.C289];[.E289];[.G289];[.I289]))" office:value-type="float" office:value="37.2222222222222" calcext:value-type="float">
            <text:p>37.2222222222222</text:p>
          </table:table-cell>
          <table:table-cell table:formula="of:=(SUM([.B289];[.D289];[.F289];[.H289])/SUM([.C289];[.E289];[.G289];[.I289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289]/[.L289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290];[.D290];[.F290];[.H290])/SUM([.C290];[.E290];[.G290];[.I290]))" office:value-type="float" office:value="80.4" calcext:value-type="float">
            <text:p>80.4</text:p>
          </table:table-cell>
          <table:table-cell table:formula="of:=(SUM([.B290];[.D290];[.F290];[.H290])/SUM([.C290];[.E290];[.G290];[.I290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290]/[.L290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91];[.D291];[.F291];[.H291])/SUM([.C291];[.E291];[.G291];[.I291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4];[.D294];[.F294];[.H294])/SUM([.C294];[.E294];[.G294];[.I294]))" office:value-type="float" office:value="34.8" calcext:value-type="float">
            <text:p>34.8</text:p>
          </table:table-cell>
          <table:table-cell table:formula="of:=(SUM([.B294];[.D294];[.F294];[.H294])/SUM([.C294];[.E294];[.G294];[.I294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294]/[.L294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295];[.D295];[.F295];[.H295])/SUM([.C295];[.E295];[.G295];[.I295]))" office:value-type="float" office:value="139.2" calcext:value-type="float">
            <text:p>139.2</text:p>
          </table:table-cell>
          <table:table-cell table:formula="of:=(SUM([.B295];[.D295];[.F295];[.H295])/SUM([.C295];[.E295];[.G295];[.I295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295]/[.L295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table:number-columns-repeated="10"/>
          <table:table-cell table:formula="of:=(SUM([.B296];[.D296];[.F296];[.H296])/SUM([.C296];[.E296];[.G296];[.I296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01]+[.B302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01]+[.D302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299];[.D299];[.F299];[.H299])/SUM([.C299];[.E299];[.G299];[.I299]))" office:value-type="float" office:value="23.8064447866825" calcext:value-type="float">
            <text:p>23.8064447866825</text:p>
          </table:table-cell>
          <table:table-cell table:formula="of:=(SUM([.B299];[.D299];[.F299];[.H299])/SUM([.C299];[.E299];[.G299];[.I299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299]/[.L299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[.C300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0];[.D300];[.F300];[.H300])/SUM([.C300];[.E300];[.G300];[.I300]))" office:value-type="float" office:value="121.145045018097" calcext:value-type="float">
            <text:p>121.145045018097</text:p>
          </table:table-cell>
          <table:table-cell table:formula="of:=(SUM([.B300];[.D300];[.F300];[.H300])/SUM([.C300];[.E300];[.G300];[.I300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00]/[.L300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1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1];[.D301];[.F301];[.H301])/SUM([.C301];[.E301];[.G301];[.I301]))" office:value-type="float" office:value="35.5319260935937" calcext:value-type="float">
            <text:p>35.5319260935937</text:p>
          </table:table-cell>
          <table:table-cell table:formula="of:=(SUM([.B301];[.D301];[.F301];[.H301])/SUM([.C301];[.E301];[.G301];[.I301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01]/[.L301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2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2];[.D302];[.F302];[.H302])/SUM([.C302];[.E302];[.G302];[.I302]))" office:value-type="float" office:value="72.1410758817243" calcext:value-type="float">
            <text:p>72.1410758817243</text:p>
          </table:table-cell>
          <table:table-cell table:formula="of:=(SUM([.B302];[.D302];[.F302];[.H302])/SUM([.C302];[.E302];[.G302];[.I302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02]/[.L302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GX</text:p>
          </table:table-cell>
          <table:table-cell table:formula="of:=[.C303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3];[.D303];[.F303];[.H303])/SUM([.C303];[.E303];[.G303];[.I303]))" office:value-type="float" office:value="8.97278255956931" calcext:value-type="float">
            <text:p>8.97278255956931</text:p>
          </table:table-cell>
          <table:table-cell table:formula="of:=(SUM([.B303];[.D303];[.F303];[.H303])/SUM([.C303];[.E303];[.G303];[.I303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03]/[.L303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04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4];[.D304];[.F304];[.H304])/SUM([.C304];[.E304];[.G304];[.I304]))" office:value-type="float" office:value="69.1161663566394" calcext:value-type="float">
            <text:p>69.1161663566394</text:p>
          </table:table-cell>
          <table:table-cell table:formula="of:=(SUM([.B304];[.D304];[.F304];[.H304])/SUM([.C304];[.E304];[.G304];[.I304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04]/[.L304]" office:value-type="float" office:value="0.180854938271605" calcext:value-type="float">
            <text:p>0.180854938271605</text:p>
          </table:table-cell>
          <table:table-cell/>
          <table:table-cell table:style-name="ce23" table:formula="of:=SUM([.O307:.O365])" office:value-type="float" office:value="22" calcext:value-type="float">
            <text:p>22</text:p>
          </table:table-cell>
          <table:table-cell table:style-name="ce23" table:formula="of:=1/([.O304]/56)" office:value-type="float" office:value="2.54545454545455" calcext:value-type="float">
            <text:p>2.54545454545455</text:p>
          </table:table-cell>
          <table:table-cell table:style-name="ce23"/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05];[.D305];[.F305];[.H305])/SUM([.C305];[.E305];[.G305];[.I305]))" office:value-type="float" office:value="6.27906976744186" calcext:value-type="float">
            <text:p>6.27906976744186</text:p>
          </table:table-cell>
          <table:table-cell table:formula="of:=(SUM([.B305];[.D305];[.F305];[.H305])/SUM([.C305];[.E305];[.G305];[.I305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2"/>
          <table:table-cell office:value-type="string" calcext:value-type="string">
            <text:p>https://www.youtube.com/watch?v=esOnNu5alc8</text:p>
          </table:table-cell>
          <table:table-cell table:number-columns-repeated="1006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00:.K305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24"/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4"/>
          <table:table-cell table:number-columns-repeated="1006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6"/>
          <table:table-cell office:value-type="string" calcext:value-type="string">
            <text:p>https://www.youtube.com/watch?v=TwzM1fN97ek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16:.K319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6];[.D316];[.F316];[.H316])/SUM([.C316];[.E316];[.G316];[.I316]))" office:value-type="float" office:value="14.4597701149425" calcext:value-type="float">
            <text:p>14.4597701149425</text:p>
          </table:table-cell>
          <table:table-cell table:formula="of:=(SUM([.B316];[.D316];[.F316];[.H316])/SUM([.C316];[.E316];[.G316];[.I316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17];[.D317];[.F317];[.H317])/SUM([.C317];[.E317];[.G317];[.I317]))" office:value-type="float" office:value="4.95609756097561" calcext:value-type="float">
            <text:p>4.95609756097561</text:p>
          </table:table-cell>
          <table:table-cell table:formula="of:=(SUM([.B317];[.D317];[.F317];[.H317])/SUM([.C317];[.E317];[.G317];[.I317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8];[.D318];[.F318];[.H318])/SUM([.C318];[.E318];[.G318];[.I318]))" office:value-type="float" office:value="132.421052631579" calcext:value-type="float">
            <text:p>132.421052631579</text:p>
          </table:table-cell>
          <table:table-cell table:formula="of:=(SUM([.B318];[.D318];[.F318];[.H318])/SUM([.C318];[.E318];[.G318];[.I318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19];[.D319];[.F319];[.H319])/SUM([.C319];[.E319];[.G319];[.I319]))" office:value-type="float" office:value="17.7183098591549" calcext:value-type="float">
            <text:p>17.7183098591549</text:p>
          </table:table-cell>
          <table:table-cell table:formula="of:=(SUM([.B319];[.D319];[.F319];[.H319])/SUM([.C319];[.E319];[.G319];[.I319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20];[.D320];[.F320];[.H320])/SUM([.C320];[.E320];[.G320];[.I320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20];[.D320];[.F320];[.H320])/(SUM([.C320];[.E320];[.G320];[.I320])*(1-([.K315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25:.K328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5];[.D325];[.F325];[.H325])/SUM([.C325];[.E325];[.G325];[.I325]))" office:value-type="float" office:value="7.65957446808511" calcext:value-type="float">
            <text:p>7.65957446808511</text:p>
          </table:table-cell>
          <table:table-cell table:formula="of:=(SUM([.B325];[.D325];[.F325];[.H325])/SUM([.C325];[.E325];[.G325];[.I325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6];[.D326];[.F326];[.H326])/SUM([.C326];[.E326];[.G326];[.I326]))" office:value-type="float" office:value="7.12871287128713" calcext:value-type="float">
            <text:p>7.12871287128713</text:p>
          </table:table-cell>
          <table:table-cell table:formula="of:=(SUM([.B326];[.D326];[.F326];[.H326])/SUM([.C326];[.E326];[.G326];[.I326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7];[.D327];[.F327];[.H327])/SUM([.C327];[.E327];[.G327];[.I327]))" office:value-type="float" office:value="102.857142857143" calcext:value-type="float">
            <text:p>102.857142857143</text:p>
          </table:table-cell>
          <table:table-cell table:formula="of:=(SUM([.B327];[.D327];[.F327];[.H327])/SUM([.C327];[.E327];[.G327];[.I327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8];[.D328];[.F328];[.H328])/SUM([.C328];[.E328];[.G328];[.I328]))" office:value-type="float" office:value="18" calcext:value-type="float">
            <text:p>18</text:p>
          </table:table-cell>
          <table:table-cell table:formula="of:=(SUM([.B328];[.D328];[.F328];[.H328])/SUM([.C328];[.E328];[.G328];[.I328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29];[.D329];[.F329];[.H329])/SUM([.C329];[.E329];[.G329];[.I329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29];[.D329];[.F329];[.H329])/(SUM([.C329];[.E329];[.G329];[.I329])*(1-([.K324]/100))))" office:value-type="float" office:value="10.1702127659574" calcext:value-type="float">
            <text:p>10.1702127659574</text:p>
          </table:table-cell>
          <table:table-cell table:number-columns-repeated="5"/>
          <table:table-cell office:value-type="string" calcext:value-type="string">
            <text:p>https://www.youtube.com/watch?v=AbLxi4VIr3s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34:.K337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4];[.D334];[.F334];[.H334])/SUM([.C334];[.E334];[.G334];[.I334]))" office:value-type="float" office:value="10.5263157894737" calcext:value-type="float">
            <text:p>10.5263157894737</text:p>
          </table:table-cell>
          <table:table-cell table:formula="of:=(SUM([.B334];[.D334];[.F334];[.H334])/SUM([.C334];[.E334];[.G334];[.I334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35];[.D335];[.F335];[.H335])/SUM([.C335];[.E335];[.G335];[.I335]))" office:value-type="string" office:string-value="" calcext:value-type="error">
            <text:p>#DIV/0!</text:p>
          </table:table-cell>
          <table:table-cell table:formula="of:=(SUM([.B335];[.D335];[.F335];[.H335])/SUM([.C335];[.E335];[.G335];[.I335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6];[.D336];[.F336];[.H336])/SUM([.C336];[.E336];[.G336];[.I336]))" office:value-type="float" office:value="166.666666666667" calcext:value-type="float">
            <text:p>166.666666666667</text:p>
          </table:table-cell>
          <table:table-cell table:formula="of:=(SUM([.B336];[.D336];[.F336];[.H336])/SUM([.C336];[.E336];[.G336];[.I336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7];[.D337];[.F337];[.H337])/SUM([.C337];[.E337];[.G337];[.I337]))" office:value-type="float" office:value="20.4081632653061" calcext:value-type="float">
            <text:p>20.4081632653061</text:p>
          </table:table-cell>
          <table:table-cell table:formula="of:=(SUM([.B337];[.D337];[.F337];[.H337])/SUM([.C337];[.E337];[.G337];[.I337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38];[.D338];[.F338];[.H338])/SUM([.C338];[.E338];[.G338];[.I338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38];[.D338];[.F338];[.H338])/(SUM([.C338];[.E338];[.G338];[.I338])*(1-([.K333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43:.K346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3];[.D343];[.F343];[.H343])/SUM([.C343];[.E343];[.G343];[.I343]))" office:value-type="float" office:value="11.1111111111111" calcext:value-type="float">
            <text:p>11.1111111111111</text:p>
          </table:table-cell>
          <table:table-cell table:formula="of:=(SUM([.B343];[.D343];[.F343];[.H343])/SUM([.C343];[.E343];[.G343];[.I343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44];[.D344];[.F344];[.H344])/SUM([.C344];[.E344];[.G344];[.I344]))" office:value-type="string" office:string-value="" calcext:value-type="error">
            <text:p>#DIV/0!</text:p>
          </table:table-cell>
          <table:table-cell table:formula="of:=(SUM([.B344];[.D344];[.F344];[.H344])/SUM([.C344];[.E344];[.G344];[.I344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5];[.D345];[.F345];[.H345])/SUM([.C345];[.E345];[.G345];[.I345]))" office:value-type="float" office:value="136.363636363636" calcext:value-type="float">
            <text:p>136.363636363636</text:p>
          </table:table-cell>
          <table:table-cell table:formula="of:=(SUM([.B345];[.D345];[.F345];[.H345])/SUM([.C345];[.E345];[.G345];[.I345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6];[.D346];[.F346];[.H346])/SUM([.C346];[.E346];[.G346];[.I346]))" office:value-type="float" office:value="18.5185185185185" calcext:value-type="float">
            <text:p>18.5185185185185</text:p>
          </table:table-cell>
          <table:table-cell table:formula="of:=(SUM([.B346];[.D346];[.F346];[.H346])/SUM([.C346];[.E346];[.G346];[.I346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47];[.D347];[.F347];[.H347])/SUM([.C347];[.E347];[.G347];[.I347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47];[.D347];[.F347];[.H347])/(SUM([.C347];[.E347];[.G347];[.I347])*(1-([.K342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52:.K355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2];[.D352];[.F352];[.H352])/SUM([.C352];[.E352];[.G352];[.I352]))" office:value-type="float" office:value="8.84955752212389" calcext:value-type="float">
            <text:p>8.84955752212389</text:p>
          </table:table-cell>
          <table:table-cell table:formula="of:=(SUM([.B352];[.D352];[.F352];[.H352])/SUM([.C352];[.E352];[.G352];[.I352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3];[.D353];[.F353];[.H353])/SUM([.C353];[.E353];[.G353];[.I353]))" office:value-type="string" office:string-value="" calcext:value-type="error">
            <text:p>#DIV/0!</text:p>
          </table:table-cell>
          <table:table-cell table:formula="of:=(SUM([.B353];[.D353];[.F353];[.H353])/SUM([.C353];[.E353];[.G353];[.I353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4];[.D354];[.F354];[.H354])/SUM([.C354];[.E354];[.G354];[.I354]))" office:value-type="float" office:value="111.111111111111" calcext:value-type="float">
            <text:p>111.111111111111</text:p>
          </table:table-cell>
          <table:table-cell table:formula="of:=(SUM([.B354];[.D354];[.F354];[.H354])/SUM([.C354];[.E354];[.G354];[.I354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55];[.D355];[.F355];[.H355])/SUM([.C355];[.E355];[.G355];[.I355]))" office:value-type="float" office:value="18.8679245283019" calcext:value-type="float">
            <text:p>18.8679245283019</text:p>
          </table:table-cell>
          <table:table-cell table:formula="of:=(SUM([.B355];[.D355];[.F355];[.H355])/SUM([.C355];[.E355];[.G355];[.I355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2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8" table:default-cell-style-name="ce28"/>
        <table:table-column table:style-name="co19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0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1" table:default-cell-style-name="Default"/>
        <table:table-column table:style-name="co22" table:default-cell-style-name="Default"/>
        <table:table-column table:style-name="co8" table:number-columns-repeated="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29" table:number-columns-repeated="3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8" table:number-columns-repeated="2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19:.D21])/SUM([.F19:.F21])" office:value-type="float" office:value="10.8" calcext:value-type="float">
            <text:p>10.8</text:p>
          </table:table-cell>
          <table:table-cell table:formula="of:=1/[.G20]" office:value-type="float" office:value="0.0925925925925926" calcext:value-type="float">
            <text:p>0.092592592592592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D20:.D22])/SUM([.F20:.F22])" office:value-type="float" office:value="9.43103448275862" calcext:value-type="float">
            <text:p>9.43103448275862</text:p>
          </table:table-cell>
          <table:table-cell table:formula="of:=1/[.G21]" office:value-type="float" office:value="0.106032906764168" calcext:value-type="float">
            <text:p>0.1060329067641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o</text:p>
          </table:table-cell>
          <table:table-cell table:formula="of:=SUM([.E22:.F22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D22])/SUM([.F22])" office:value-type="float" office:value="8.95348837209302" calcext:value-type="float">
            <text:p>8.95348837209302</text:p>
          </table:table-cell>
          <table:table-cell table:formula="of:=1/[.G22]" office:value-type="float" office:value="0.111688311688312" calcext:value-type="float">
            <text:p>0.111688311688312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7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6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'misc data collection'.A90:'misc data collection'.K122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08-26T19:04:04.961290384</dc:date>
    <meta:editing-duration>P12DT6H55M9S</meta:editing-duration>
    <meta:editing-cycles>95</meta:editing-cycles>
    <meta:generator>LibreOffice/7.3.5.2$Linux_X86_64 LibreOffice_project/30$Build-2</meta:generator>
    <meta:document-statistic meta:table-count="11" meta:cell-count="7417" meta:object-count="0"/>
    <meta:user-defined meta:name="sheets-banding"/>
    <meta:user-defined meta:name="sheets-original-selection"/>
  </office:meta>
</office:document-meta>
</file>